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0_deg" table:style-name="ta1">
        <table:shapes>
          <draw:frame draw:z-index="0" draw:style-name="gr1" draw:text-style-name="P1" svg:width="15.999cm" svg:height="8.999cm" svg:x="21.004cm" svg:y="0.478cm">
            <draw:object draw:notify-on-update-of-ranges="30_deg.A1:30_deg.A1 30_deg.A2:30_deg.A27 30_deg.F1:30_deg.F1 30_deg.F2:30_deg.F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194cm" svg:y="0.1cm">
            <draw:object draw:notify-on-update-of-ranges="30_deg.A1:30_deg.A1 30_deg.A2:30_deg.A27 30_deg.G1:30_deg.G1 30_deg.G2:30_deg.G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’ (m)</text:p>
          </table:table-cell>
          <table:table-cell office:value-type="string" calcext:value-type="string">
            <text:p>Y’ (m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(m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  <table:table-cell office:value-type="string" calcext:value-type="string">
            <text:p>vrot (rad/s)</text:p>
          </table:table-cell>
          <table:table-cell office:value-type="string" calcext:value-type="string">
            <text:p>arot (rad/s²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4.4338" calcext:value-type="float">
            <text:p>14.4338</text:p>
          </table:table-cell>
          <table:table-cell table:formula="of:=[.B2]+25" office:value-type="float" office:value="0" calcext:value-type="float">
            <text:p>0</text:p>
          </table:table-cell>
          <table:table-cell table:formula="of:=[.C2]-14.4338" office:value-type="float" office:value="0" calcext:value-type="float">
            <text:p>0</text:p>
          </table:table-cell>
          <table:table-cell table:formula="of:=SQRT(([.D2]*[.D2])+([.E2]*[.E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236" calcext:value-type="float">
            <text:p>0.5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24.9743" calcext:value-type="float">
            <text:p>-24.9743</text:p>
          </table:table-cell>
          <table:table-cell office:value-type="float" office:value="14.4189" calcext:value-type="float">
            <text:p>14.4189</text:p>
          </table:table-cell>
          <table:table-cell table:formula="of:=[.B3]+25" office:value-type="float" office:value="0.0257000000000005" calcext:value-type="float">
            <text:p>0.025700000000001</text:p>
          </table:table-cell>
          <table:table-cell table:formula="of:=[.C3]-14.4338" office:value-type="float" office:value="-0.014899999999999" calcext:value-type="float">
            <text:p>-0.014899999999999</text:p>
          </table:table-cell>
          <table:table-cell table:formula="of:=SQRT(([.D3]*[.D3])+([.E3]*[.E3]))" office:value-type="float" office:value="0.0297069015550258" calcext:value-type="float">
            <text:p>0.029706901555026</text:p>
          </table:table-cell>
          <table:table-cell office:value-type="float" office:value="0.5394" calcext:value-type="float">
            <text:p>0.5394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5.3937" calcext:value-type="float">
            <text:p>5.3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-24.8817" calcext:value-type="float">
            <text:p>-24.8817</text:p>
          </table:table-cell>
          <table:table-cell office:value-type="float" office:value="14.3655" calcext:value-type="float">
            <text:p>14.3655</text:p>
          </table:table-cell>
          <table:table-cell table:formula="of:=[.B4]+25" office:value-type="float" office:value="0.118300000000001" calcext:value-type="float">
            <text:p>0.118300000000001</text:p>
          </table:table-cell>
          <table:table-cell table:formula="of:=[.C4]-14.4338" office:value-type="float" office:value="-0.0682999999999989" calcext:value-type="float">
            <text:p>-0.068299999999999</text:p>
          </table:table-cell>
          <table:table-cell table:formula="of:=SQRT(([.D4]*[.D4])+([.E4]*[.E4]))" office:value-type="float" office:value="0.136600805268491" calcext:value-type="float">
            <text:p>0.136600805268491</text:p>
          </table:table-cell>
          <table:table-cell office:value-type="float" office:value="1.1572" calcext:value-type="float">
            <text:p>1.1572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1.5718" calcext:value-type="float">
            <text:p>11.5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-24.7264" calcext:value-type="float">
            <text:p>-24.7264</text:p>
          </table:table-cell>
          <table:table-cell office:value-type="float" office:value="14.2758" calcext:value-type="float">
            <text:p>14.2758</text:p>
          </table:table-cell>
          <table:table-cell table:formula="of:=[.B5]+25" office:value-type="float" office:value="0.273599999999998" calcext:value-type="float">
            <text:p>0.273599999999998</text:p>
          </table:table-cell>
          <table:table-cell table:formula="of:=[.C5]-14.4338" office:value-type="float" office:value="-0.157999999999999" calcext:value-type="float">
            <text:p>-0.157999999999999</text:p>
          </table:table-cell>
          <table:table-cell table:formula="of:=SQRT(([.D5]*[.D5])+([.E5]*[.E5]))" office:value-type="float" office:value="0.315944552097356" calcext:value-type="float">
            <text:p>0.315944552097356</text:p>
          </table:table-cell>
          <table:table-cell office:value-type="float" office:value="1.7603" calcext:value-type="float">
            <text:p>1.7603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7.6029" calcext:value-type="float">
            <text:p>17.6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-24.5006" calcext:value-type="float">
            <text:p>-24.5006</text:p>
          </table:table-cell>
          <table:table-cell office:value-type="float" office:value="14.1454" calcext:value-type="float">
            <text:p>14.1454</text:p>
          </table:table-cell>
          <table:table-cell table:formula="of:=[.B6]+25" office:value-type="float" office:value="0.499400000000001" calcext:value-type="float">
            <text:p>0.499400000000001</text:p>
          </table:table-cell>
          <table:table-cell table:formula="of:=[.C6]-14.4338" office:value-type="float" office:value="-0.288399999999999" calcext:value-type="float">
            <text:p>-0.288399999999999</text:p>
          </table:table-cell>
          <table:table-cell table:formula="of:=SQRT(([.D6]*[.D6])+([.E6]*[.E6]))" office:value-type="float" office:value="0.576693089953401" calcext:value-type="float">
            <text:p>0.576693089953401</text:p>
          </table:table-cell>
          <table:table-cell office:value-type="float" office:value="2.3781" calcext:value-type="float">
            <text:p>2.3781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23.7811" calcext:value-type="float">
            <text:p>23.7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-24.2074" calcext:value-type="float">
            <text:p>-24.2074</text:p>
          </table:table-cell>
          <table:table-cell office:value-type="float" office:value="13.9761" calcext:value-type="float">
            <text:p>13.9761</text:p>
          </table:table-cell>
          <table:table-cell table:formula="of:=[.B7]+25" office:value-type="float" office:value="0.7926" calcext:value-type="float">
            <text:p>0.7926</text:p>
          </table:table-cell>
          <table:table-cell table:formula="of:=[.C7]-14.4338" office:value-type="float" office:value="-0.457699999999999" calcext:value-type="float">
            <text:p>-0.457699999999999</text:p>
          </table:table-cell>
          <table:table-cell table:formula="of:=SQRT(([.D7]*[.D7])+([.E7]*[.E7]))" office:value-type="float" office:value="0.915261738520736" calcext:value-type="float">
            <text:p>0.915261738520736</text:p>
          </table:table-cell>
          <table:table-cell office:value-type="float" office:value="2.9959" calcext:value-type="float">
            <text:p>2.995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29.9593" calcext:value-type="float">
            <text:p>29.9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-23.853" calcext:value-type="float">
            <text:p>-23.853</text:p>
          </table:table-cell>
          <table:table-cell office:value-type="float" office:value="13.7715" calcext:value-type="float">
            <text:p>13.7715</text:p>
          </table:table-cell>
          <table:table-cell table:formula="of:=[.B8]+25" office:value-type="float" office:value="1.147" calcext:value-type="float">
            <text:p>1.147</text:p>
          </table:table-cell>
          <table:table-cell table:formula="of:=[.C8]-14.4338" office:value-type="float" office:value="-0.6623" calcext:value-type="float">
            <text:p>-0.6623</text:p>
          </table:table-cell>
          <table:table-cell table:formula="of:=SQRT(([.D8]*[.D8])+([.E8]*[.E8]))" office:value-type="float" office:value="1.32448113991857" calcext:value-type="float">
            <text:p>1.32448113991857</text:p>
          </table:table-cell>
          <table:table-cell office:value-type="float" office:value="3.6039" calcext:value-type="float">
            <text:p>3.603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36.0394" calcext:value-type="float">
            <text:p>36.0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23.4297" calcext:value-type="float">
            <text:p>-23.4297</text:p>
          </table:table-cell>
          <table:table-cell office:value-type="float" office:value="13.5271" calcext:value-type="float">
            <text:p>13.5271</text:p>
          </table:table-cell>
          <table:table-cell table:formula="of:=[.B9]+25" office:value-type="float" office:value="1.5703" calcext:value-type="float">
            <text:p>1.5703</text:p>
          </table:table-cell>
          <table:table-cell table:formula="of:=[.C9]-14.4338" office:value-type="float" office:value="-0.906699999999999" calcext:value-type="float">
            <text:p>-0.906699999999999</text:p>
          </table:table-cell>
          <table:table-cell table:formula="of:=SQRT(([.D9]*[.D9])+([.E9]*[.E9]))" office:value-type="float" office:value="1.81326969312345" calcext:value-type="float">
            <text:p>1.81326969312345</text:p>
          </table:table-cell>
          <table:table-cell office:value-type="float" office:value="4.2169" calcext:value-type="float">
            <text:p>4.216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42.1686" calcext:value-type="float">
            <text:p>42.1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-22.94" calcext:value-type="float">
            <text:p>-22.94</text:p>
          </table:table-cell>
          <table:table-cell office:value-type="float" office:value="13.2444" calcext:value-type="float">
            <text:p>13.2444</text:p>
          </table:table-cell>
          <table:table-cell table:formula="of:=[.B10]+25" office:value-type="float" office:value="2.06" calcext:value-type="float">
            <text:p>2.06</text:p>
          </table:table-cell>
          <table:table-cell table:formula="of:=[.C10]-14.4338" office:value-type="float" office:value="-1.1894" calcext:value-type="float">
            <text:p>-1.1894</text:p>
          </table:table-cell>
          <table:table-cell table:formula="of:=SQRT(([.D10]*[.D10])+([.E10]*[.E10]))" office:value-type="float" office:value="2.37871233233445" calcext:value-type="float">
            <text:p>2.37871233233445</text:p>
          </table:table-cell>
          <table:table-cell office:value-type="float" office:value="4.8298" calcext:value-type="float">
            <text:p>4.8298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48.2978" calcext:value-type="float">
            <text:p>48.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-22.384" calcext:value-type="float">
            <text:p>-22.384</text:p>
          </table:table-cell>
          <table:table-cell office:value-type="float" office:value="12.9234" calcext:value-type="float">
            <text:p>12.9234</text:p>
          </table:table-cell>
          <table:table-cell table:formula="of:=[.B11]+25" office:value-type="float" office:value="2.616" calcext:value-type="float">
            <text:p>2.616</text:p>
          </table:table-cell>
          <table:table-cell table:formula="of:=[.C11]-14.4338" office:value-type="float" office:value="-1.5104" calcext:value-type="float">
            <text:p>-1.5104</text:p>
          </table:table-cell>
          <table:table-cell table:formula="of:=SQRT(([.D11]*[.D11])+([.E11]*[.E11]))" office:value-type="float" office:value="3.02072245663186" calcext:value-type="float">
            <text:p>3.02072245663186</text:p>
          </table:table-cell>
          <table:table-cell office:value-type="float" office:value="5.4427" calcext:value-type="float">
            <text:p>5.4427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54.4269" calcext:value-type="float">
            <text:p>54.4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-21.7564" calcext:value-type="float">
            <text:p>-21.7564</text:p>
          </table:table-cell>
          <table:table-cell office:value-type="float" office:value="12.5611" calcext:value-type="float">
            <text:p>12.5611</text:p>
          </table:table-cell>
          <table:table-cell table:formula="of:=[.B12]+25" office:value-type="float" office:value="3.2436" calcext:value-type="float">
            <text:p>3.2436</text:p>
          </table:table-cell>
          <table:table-cell table:formula="of:=[.C12]-14.4338" office:value-type="float" office:value="-1.8727" calcext:value-type="float">
            <text:p>-1.8727</text:p>
          </table:table-cell>
          <table:table-cell table:formula="of:=SQRT(([.D12]*[.D12])+([.E12]*[.E12]))" office:value-type="float" office:value="3.74538999971966" calcext:value-type="float">
            <text:p>3.74538999971966</text:p>
          </table:table-cell>
          <table:table-cell office:value-type="float" office:value="6.0605" calcext:value-type="float">
            <text:p>6.0605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60.6051" calcext:value-type="float">
            <text:p>60.6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-21.0787" calcext:value-type="float">
            <text:p>-21.0787</text:p>
          </table:table-cell>
          <table:table-cell office:value-type="float" office:value="12.1698" calcext:value-type="float">
            <text:p>12.1698</text:p>
          </table:table-cell>
          <table:table-cell table:formula="of:=[.B13]+25" office:value-type="float" office:value="3.9213" calcext:value-type="float">
            <text:p>3.9213</text:p>
          </table:table-cell>
          <table:table-cell table:formula="of:=[.C13]-14.4338" office:value-type="float" office:value="-2.264" calcext:value-type="float">
            <text:p>-2.264</text:p>
          </table:table-cell>
          <table:table-cell table:formula="of:=SQRT(([.D13]*[.D13])+([.E13]*[.E13]))" office:value-type="float" office:value="4.52794541596959" calcext:value-type="float">
            <text:p>4.52794541596959</text:p>
          </table:table-cell>
          <table:table-cell office:value-type="float" office:value="6.6636" calcext:value-type="float">
            <text:p>6.6636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66.6362" calcext:value-type="float">
            <text:p>66.6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-20.3179" calcext:value-type="float">
            <text:p>-20.3179</text:p>
          </table:table-cell>
          <table:table-cell office:value-type="float" office:value="11.7305" calcext:value-type="float">
            <text:p>11.7305</text:p>
          </table:table-cell>
          <table:table-cell table:formula="of:=[.B14]+25" office:value-type="float" office:value="4.6821" calcext:value-type="float">
            <text:p>4.6821</text:p>
          </table:table-cell>
          <table:table-cell table:formula="of:=[.C14]-14.4338" office:value-type="float" office:value="-2.7033" calcext:value-type="float">
            <text:p>-2.7033</text:p>
          </table:table-cell>
          <table:table-cell table:formula="of:=SQRT(([.D14]*[.D14])+([.E14]*[.E14]))" office:value-type="float" office:value="5.40646754359998" calcext:value-type="float">
            <text:p>5.40646754359998</text:p>
          </table:table-cell>
          <table:table-cell office:value-type="float" office:value="7.2814" calcext:value-type="float">
            <text:p>7.2814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72.8144" calcext:value-type="float">
            <text:p>72.8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-19.4828" calcext:value-type="float">
            <text:p>-19.4828</text:p>
          </table:table-cell>
          <table:table-cell office:value-type="float" office:value="11.2484" calcext:value-type="float">
            <text:p>11.2484</text:p>
          </table:table-cell>
          <table:table-cell table:formula="of:=[.B15]+25" office:value-type="float" office:value="5.5172" calcext:value-type="float">
            <text:p>5.5172</text:p>
          </table:table-cell>
          <table:table-cell table:formula="of:=[.C15]-14.4338" office:value-type="float" office:value="-3.1854" calcext:value-type="float">
            <text:p>-3.1854</text:p>
          </table:table-cell>
          <table:table-cell table:formula="of:=SQRT(([.D15]*[.D15])+([.E15]*[.E15]))" office:value-type="float" office:value="6.37073535786882" calcext:value-type="float">
            <text:p>6.37073535786882</text:p>
          </table:table-cell>
          <table:table-cell office:value-type="float" office:value="7.9042" calcext:value-type="float">
            <text:p>7.9042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79.0416" calcext:value-type="float">
            <text:p>79.0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-18.6087" calcext:value-type="float">
            <text:p>-18.6087</text:p>
          </table:table-cell>
          <table:table-cell office:value-type="float" office:value="10.7437" calcext:value-type="float">
            <text:p>10.7437</text:p>
          </table:table-cell>
          <table:table-cell table:formula="of:=[.B16]+25" office:value-type="float" office:value="6.3913" calcext:value-type="float">
            <text:p>6.3913</text:p>
          </table:table-cell>
          <table:table-cell table:formula="of:=[.C16]-14.4338" office:value-type="float" office:value="-3.6901" calcext:value-type="float">
            <text:p>-3.6901</text:p>
          </table:table-cell>
          <table:table-cell table:formula="of:=SQRT(([.D16]*[.D16])+([.E16]*[.E16]))" office:value-type="float" office:value="7.38007816354271" calcext:value-type="float">
            <text:p>7.38007816354271</text:p>
          </table:table-cell>
          <table:table-cell office:value-type="float" office:value="8.5073" calcext:value-type="float">
            <text:p>8.5073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85.0727" calcext:value-type="float">
            <text:p>85.0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1" calcext:value-type="float">
            <text:p>1.861</text:p>
          </table:table-cell>
          <table:table-cell office:value-type="float" office:value="-17.6467" calcext:value-type="float">
            <text:p>-17.6467</text:p>
          </table:table-cell>
          <table:table-cell office:value-type="float" office:value="10.1883" calcext:value-type="float">
            <text:p>10.1883</text:p>
          </table:table-cell>
          <table:table-cell table:formula="of:=[.B17]+25" office:value-type="float" office:value="7.3533" calcext:value-type="float">
            <text:p>7.3533</text:p>
          </table:table-cell>
          <table:table-cell table:formula="of:=[.C17]-14.4338" office:value-type="float" office:value="-4.2455" calcext:value-type="float">
            <text:p>-4.2455</text:p>
          </table:table-cell>
          <table:table-cell table:formula="of:=SQRT(([.D17]*[.D17])+([.E17]*[.E17]))" office:value-type="float" office:value="8.49089460186617" calcext:value-type="float">
            <text:p>8.49089460186617</text:p>
          </table:table-cell>
          <table:table-cell office:value-type="float" office:value="9.1251" calcext:value-type="float">
            <text:p>9.1251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91.2509" calcext:value-type="float">
            <text:p>91.2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-16.6257" calcext:value-type="float">
            <text:p>-16.6257</text:p>
          </table:table-cell>
          <table:table-cell office:value-type="float" office:value="9.5988" calcext:value-type="float">
            <text:p>9.5988</text:p>
          </table:table-cell>
          <table:table-cell table:formula="of:=[.B18]+25" office:value-type="float" office:value="8.3743" calcext:value-type="float">
            <text:p>8.3743</text:p>
          </table:table-cell>
          <table:table-cell table:formula="of:=[.C18]-14.4338" office:value-type="float" office:value="-4.835" calcext:value-type="float">
            <text:p>-4.835</text:p>
          </table:table-cell>
          <table:table-cell table:formula="of:=SQRT(([.D18]*[.D18])+([.E18]*[.E18]))" office:value-type="float" office:value="9.66985653926676" calcext:value-type="float">
            <text:p>9.66985653926676</text:p>
          </table:table-cell>
          <table:table-cell office:value-type="float" office:value="9.738" calcext:value-type="float">
            <text:p>9.738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97.38" calcext:value-type="float">
            <text:p>97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-15.5383" calcext:value-type="float">
            <text:p>-15.5383</text:p>
          </table:table-cell>
          <table:table-cell office:value-type="float" office:value="8.9711" calcext:value-type="float">
            <text:p>8.9711</text:p>
          </table:table-cell>
          <table:table-cell table:formula="of:=[.B19]+25" office:value-type="float" office:value="9.4617" calcext:value-type="float">
            <text:p>9.4617</text:p>
          </table:table-cell>
          <table:table-cell table:formula="of:=[.C19]-14.4338" office:value-type="float" office:value="-5.4627" calcext:value-type="float">
            <text:p>-5.4627</text:p>
          </table:table-cell>
          <table:table-cell table:formula="of:=SQRT(([.D19]*[.D19])+([.E19]*[.E19]))" office:value-type="float" office:value="10.925422562995" calcext:value-type="float">
            <text:p>10.925422562995</text:p>
          </table:table-cell>
          <table:table-cell office:value-type="float" office:value="10.3509" calcext:value-type="float">
            <text:p>10.350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03.5092" calcext:value-type="float">
            <text:p>103.5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-14.3941" calcext:value-type="float">
            <text:p>-14.3941</text:p>
          </table:table-cell>
          <table:table-cell office:value-type="float" office:value="8.3105" calcext:value-type="float">
            <text:p>8.3105</text:p>
          </table:table-cell>
          <table:table-cell table:formula="of:=[.B20]+25" office:value-type="float" office:value="10.6059" calcext:value-type="float">
            <text:p>10.6059</text:p>
          </table:table-cell>
          <table:table-cell table:formula="of:=[.C20]-14.4338" office:value-type="float" office:value="-6.1233" calcext:value-type="float">
            <text:p>-6.1233</text:p>
          </table:table-cell>
          <table:table-cell table:formula="of:=SQRT(([.D20]*[.D20])+([.E20]*[.E20]))" office:value-type="float" office:value="12.2466288300087" calcext:value-type="float">
            <text:p>12.2466288300087</text:p>
          </table:table-cell>
          <table:table-cell office:value-type="float" office:value="10.9589" calcext:value-type="float">
            <text:p>10.9589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09.5893" calcext:value-type="float">
            <text:p>109.5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-13.1746" calcext:value-type="float">
            <text:p>-13.1746</text:p>
          </table:table-cell>
          <table:table-cell office:value-type="float" office:value="7.6064" calcext:value-type="float">
            <text:p>7.6064</text:p>
          </table:table-cell>
          <table:table-cell table:formula="of:=[.B21]+25" office:value-type="float" office:value="11.8254" calcext:value-type="float">
            <text:p>11.8254</text:p>
          </table:table-cell>
          <table:table-cell table:formula="of:=[.C21]-14.4338" office:value-type="float" office:value="-6.8274" calcext:value-type="float">
            <text:p>-6.8274</text:p>
          </table:table-cell>
          <table:table-cell table:formula="of:=SQRT(([.D21]*[.D21])+([.E21]*[.E21]))" office:value-type="float" office:value="13.6547968099126" calcext:value-type="float">
            <text:p>13.6547968099126</text:p>
          </table:table-cell>
          <table:table-cell office:value-type="float" office:value="11.5718" calcext:value-type="float">
            <text:p>11.5718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15.7185" calcext:value-type="float">
            <text:p>115.7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-11.8887" calcext:value-type="float">
            <text:p>-11.8887</text:p>
          </table:table-cell>
          <table:table-cell office:value-type="float" office:value="6.864" calcext:value-type="float">
            <text:p>6.864</text:p>
          </table:table-cell>
          <table:table-cell table:formula="of:=[.B22]+25" office:value-type="float" office:value="13.1113" calcext:value-type="float">
            <text:p>13.1113</text:p>
          </table:table-cell>
          <table:table-cell table:formula="of:=[.C22]-14.4338" office:value-type="float" office:value="-7.5698" calcext:value-type="float">
            <text:p>-7.5698</text:p>
          </table:table-cell>
          <table:table-cell table:formula="of:=SQRT(([.D22]*[.D22])+([.E22]*[.E22]))" office:value-type="float" office:value="15.1396188766428" calcext:value-type="float">
            <text:p>15.1396188766428</text:p>
          </table:table-cell>
          <table:table-cell office:value-type="float" office:value="12.1848" calcext:value-type="float">
            <text:p>12.1848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21.8476" calcext:value-type="float">
            <text:p>121.8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10.5365" calcext:value-type="float">
            <text:p>-10.5365</text:p>
          </table:table-cell>
          <table:table-cell office:value-type="float" office:value="6.0833" calcext:value-type="float">
            <text:p>6.0833</text:p>
          </table:table-cell>
          <table:table-cell table:formula="of:=[.B23]+25" office:value-type="float" office:value="14.4635" calcext:value-type="float">
            <text:p>14.4635</text:p>
          </table:table-cell>
          <table:table-cell table:formula="of:=[.C23]-14.4338" office:value-type="float" office:value="-8.3505" calcext:value-type="float">
            <text:p>-8.3505</text:p>
          </table:table-cell>
          <table:table-cell table:formula="of:=SQRT(([.D23]*[.D23])+([.E23]*[.E23]))" office:value-type="float" office:value="16.7010084276369" calcext:value-type="float">
            <text:p>16.7010084276369</text:p>
          </table:table-cell>
          <table:table-cell office:value-type="float" office:value="12.7977" calcext:value-type="float">
            <text:p>12.7977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27.9768" calcext:value-type="float">
            <text:p>127.9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-9.1064" calcext:value-type="float">
            <text:p>-9.1064</text:p>
          </table:table-cell>
          <table:table-cell office:value-type="float" office:value="5.2576" calcext:value-type="float">
            <text:p>5.2576</text:p>
          </table:table-cell>
          <table:table-cell table:formula="of:=[.B24]+25" office:value-type="float" office:value="15.8936" calcext:value-type="float">
            <text:p>15.8936</text:p>
          </table:table-cell>
          <table:table-cell table:formula="of:=[.C24]-14.4338" office:value-type="float" office:value="-9.1762" calcext:value-type="float">
            <text:p>-9.1762</text:p>
          </table:table-cell>
          <table:table-cell table:formula="of:=SQRT(([.D24]*[.D24])+([.E24]*[.E24]))" office:value-type="float" office:value="18.3523613576019" calcext:value-type="float">
            <text:p>18.3523613576019</text:p>
          </table:table-cell>
          <table:table-cell office:value-type="float" office:value="13.4155" calcext:value-type="float">
            <text:p>13.4155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34.155" calcext:value-type="float">
            <text:p>134.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9" calcext:value-type="float">
            <text:p>2.859</text:p>
          </table:table-cell>
          <table:table-cell office:value-type="float" office:value="-7.6452" calcext:value-type="float">
            <text:p>-7.6452</text:p>
          </table:table-cell>
          <table:table-cell office:value-type="float" office:value="4.414" calcext:value-type="float">
            <text:p>4.414</text:p>
          </table:table-cell>
          <table:table-cell table:formula="of:=[.B25]+25" office:value-type="float" office:value="17.3548" calcext:value-type="float">
            <text:p>17.3548</text:p>
          </table:table-cell>
          <table:table-cell table:formula="of:=[.C25]-14.4338" office:value-type="float" office:value="-10.0198" calcext:value-type="float">
            <text:p>-10.0198</text:p>
          </table:table-cell>
          <table:table-cell table:formula="of:=SQRT(([.D25]*[.D25])+([.E25]*[.E25]))" office:value-type="float" office:value="20.0395976775982" calcext:value-type="float">
            <text:p>20.0395976775982</text:p>
          </table:table-cell>
          <table:table-cell office:value-type="float" office:value="14.0186" calcext:value-type="float">
            <text:p>14.0186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40.1861" calcext:value-type="float">
            <text:p>140.1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" calcext:value-type="float">
            <text:p>2.986</text:p>
          </table:table-cell>
          <table:table-cell office:value-type="float" office:value="-6.0691" calcext:value-type="float">
            <text:p>-6.0691</text:p>
          </table:table-cell>
          <table:table-cell office:value-type="float" office:value="3.504" calcext:value-type="float">
            <text:p>3.504</text:p>
          </table:table-cell>
          <table:table-cell table:formula="of:=[.B26]+25" office:value-type="float" office:value="18.9309" calcext:value-type="float">
            <text:p>18.9309</text:p>
          </table:table-cell>
          <table:table-cell table:formula="of:=[.C26]-14.4338" office:value-type="float" office:value="-10.9298" calcext:value-type="float">
            <text:p>-10.9298</text:p>
          </table:table-cell>
          <table:table-cell table:formula="of:=SQRT(([.D26]*[.D26])+([.E26]*[.E26]))" office:value-type="float" office:value="21.85954031653" calcext:value-type="float">
            <text:p>21.85954031653</text:p>
          </table:table-cell>
          <table:table-cell office:value-type="float" office:value="14.6413" calcext:value-type="float">
            <text:p>14.6413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46.4133" calcext:value-type="float">
            <text:p>146.4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9" calcext:value-type="float">
            <text:p>3.109</text:p>
          </table:table-cell>
          <table:table-cell office:value-type="float" office:value="-4.4774" calcext:value-type="float">
            <text:p>-4.4774</text:p>
          </table:table-cell>
          <table:table-cell office:value-type="float" office:value="2.585" calcext:value-type="float">
            <text:p>2.585</text:p>
          </table:table-cell>
          <table:table-cell table:formula="of:=[.B27]+25" office:value-type="float" office:value="20.5226" calcext:value-type="float">
            <text:p>20.5226</text:p>
          </table:table-cell>
          <table:table-cell table:formula="of:=[.C27]-14.4338" office:value-type="float" office:value="-11.8488" calcext:value-type="float">
            <text:p>-11.8488</text:p>
          </table:table-cell>
          <table:table-cell table:formula="of:=SQRT(([.D27]*[.D27])+([.E27]*[.E27]))" office:value-type="float" office:value="23.6974929517871" calcext:value-type="float">
            <text:p>23.6974929517871</text:p>
          </table:table-cell>
          <table:table-cell office:value-type="float" office:value="15.2444" calcext:value-type="float">
            <text:p>15.2444</text:p>
          </table:table-cell>
          <table:table-cell office:value-type="float" office:value="5.7596" calcext:value-type="float">
            <text:p>5.7596</text:p>
          </table:table-cell>
          <table:table-cell office:value-type="float" office:value="4.9033" calcext:value-type="float">
            <text:p>4.9033</text:p>
          </table:table-cell>
          <table:table-cell office:value-type="float" office:value="152.4444" calcext:value-type="float">
            <text:p>152.444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45_deg" table:style-name="ta1">
        <table:shapes>
          <draw:frame draw:z-index="0" draw:style-name="gr1" draw:text-style-name="P1" svg:width="15.999cm" svg:height="8.999cm" svg:x="22.425cm" svg:y="0.179cm">
            <draw:object draw:notify-on-update-of-ranges="45_deg.A1:45_deg.A1 45_deg.A2:45_deg.A24 45_deg.F1:45_deg.F1 45_deg.F2:45_deg.F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2.194cm" svg:y="0.1cm">
            <draw:object draw:notify-on-update-of-ranges="45_deg.A1:45_deg.A1 45_deg.A2:45_deg.A24 45_deg.G1:45_deg.G1 45_deg.G2:45_deg.G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(m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  <table:table-cell office:value-type="string" calcext:value-type="string">
            <text:p>vrot (rad/s)</text:p>
          </table:table-cell>
          <table:table-cell office:value-type="string" calcext:value-type="string">
            <text:p>arot (rad/s²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25" calcext:value-type="float">
            <text:p>25</text:p>
          </table:table-cell>
          <table:table-cell table:formula="of:=[.B2]+25" office:value-type="float" office:value="0" calcext:value-type="float">
            <text:p>0</text:p>
          </table:table-cell>
          <table:table-cell table:formula="of:=[.C2]-25" office:value-type="float" office:value="0" calcext:value-type="float">
            <text:p>0</text:p>
          </table:table-cell>
          <table:table-cell table:formula="of:=SQRT(([.D2]*[.D2])+([.E2]*[.E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236" calcext:value-type="float">
            <text:p>0.5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24.9647" calcext:value-type="float">
            <text:p>-24.9647</text:p>
          </table:table-cell>
          <table:table-cell office:value-type="float" office:value="24.9647" calcext:value-type="float">
            <text:p>24.9647</text:p>
          </table:table-cell>
          <table:table-cell table:formula="of:=[.B3]+25" office:value-type="float" office:value="0.0352999999999994" calcext:value-type="float">
            <text:p>0.0353</text:p>
          </table:table-cell>
          <table:table-cell table:formula="of:=[.C3]-25" office:value-type="float" office:value="-0.0352999999999994" calcext:value-type="float">
            <text:p>-0.0353</text:p>
          </table:table-cell>
          <table:table-cell table:formula="of:=SQRT(([.D3]*[.D3])+([.E3]*[.E3]))" office:value-type="float" office:value="0.0499217387517695" calcext:value-type="float">
            <text:p>0.04992173875177</text:p>
          </table:table-cell>
          <table:table-cell office:value-type="float" office:value="0.8321" calcext:value-type="float">
            <text:p>0.8321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8.3212" calcext:value-type="float">
            <text:p>8.3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-24.8393" calcext:value-type="float">
            <text:p>-24.8393</text:p>
          </table:table-cell>
          <table:table-cell office:value-type="float" office:value="24.8393" calcext:value-type="float">
            <text:p>24.8393</text:p>
          </table:table-cell>
          <table:table-cell table:formula="of:=[.B4]+25" office:value-type="float" office:value="0.160699999999999" calcext:value-type="float">
            <text:p>0.160699999999999</text:p>
          </table:table-cell>
          <table:table-cell table:formula="of:=[.C4]-25" office:value-type="float" office:value="-0.160699999999999" calcext:value-type="float">
            <text:p>-0.160699999999999</text:p>
          </table:table-cell>
          <table:table-cell table:formula="of:=SQRT(([.D4]*[.D4])+([.E4]*[.E4]))" office:value-type="float" office:value="0.227264119473354" calcext:value-type="float">
            <text:p>0.227264119473354</text:p>
          </table:table-cell>
          <table:table-cell office:value-type="float" office:value="1.7752" calcext:value-type="float">
            <text:p>1.7752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7.7519" calcext:value-type="float">
            <text:p>17.7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-24.6626" calcext:value-type="float">
            <text:p>-24.6626</text:p>
          </table:table-cell>
          <table:table-cell office:value-type="float" office:value="24.6626" calcext:value-type="float">
            <text:p>24.6626</text:p>
          </table:table-cell>
          <table:table-cell table:formula="of:=[.B5]+25" office:value-type="float" office:value="0.337399999999999" calcext:value-type="float">
            <text:p>0.337399999999999</text:p>
          </table:table-cell>
          <table:table-cell table:formula="of:=[.C5]-25" office:value-type="float" office:value="-0.337399999999999" calcext:value-type="float">
            <text:p>-0.337399999999999</text:p>
          </table:table-cell>
          <table:table-cell table:formula="of:=SQRT(([.D5]*[.D5])+([.E5]*[.E5]))" office:value-type="float" office:value="0.477155655944681" calcext:value-type="float">
            <text:p>0.477155655944681</text:p>
          </table:table-cell>
          <table:table-cell office:value-type="float" office:value="2.5726" calcext:value-type="float">
            <text:p>2.5726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25.7264" calcext:value-type="float">
            <text:p>25.7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-24.3969" calcext:value-type="float">
            <text:p>-24.3969</text:p>
          </table:table-cell>
          <table:table-cell office:value-type="float" office:value="24.3969" calcext:value-type="float">
            <text:p>24.3969</text:p>
          </table:table-cell>
          <table:table-cell table:formula="of:=[.B6]+25" office:value-type="float" office:value="0.603100000000001" calcext:value-type="float">
            <text:p>0.603100000000001</text:p>
          </table:table-cell>
          <table:table-cell table:formula="of:=[.C6]-25" office:value-type="float" office:value="-0.603100000000001" calcext:value-type="float">
            <text:p>-0.603100000000001</text:p>
          </table:table-cell>
          <table:table-cell table:formula="of:=SQRT(([.D6]*[.D6])+([.E6]*[.E6]))" office:value-type="float" office:value="0.852912199467215" calcext:value-type="float">
            <text:p>0.852912199467215</text:p>
          </table:table-cell>
          <table:table-cell office:value-type="float" office:value="3.4394" calcext:value-type="float">
            <text:p>3.4394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34.3944" calcext:value-type="float">
            <text:p>34.3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24.0576" calcext:value-type="float">
            <text:p>-24.0576</text:p>
          </table:table-cell>
          <table:table-cell office:value-type="float" office:value="24.0576" calcext:value-type="float">
            <text:p>24.0576</text:p>
          </table:table-cell>
          <table:table-cell table:formula="of:=[.B7]+25" office:value-type="float" office:value="0.942399999999999" calcext:value-type="float">
            <text:p>0.942399999999999</text:p>
          </table:table-cell>
          <table:table-cell table:formula="of:=[.C7]-25" office:value-type="float" office:value="-0.942399999999999" calcext:value-type="float">
            <text:p>-0.942399999999999</text:p>
          </table:table-cell>
          <table:table-cell table:formula="of:=SQRT(([.D7]*[.D7])+([.E7]*[.E7]))" office:value-type="float" office:value="1.3327548611804" calcext:value-type="float">
            <text:p>1.3327548611804</text:p>
          </table:table-cell>
          <table:table-cell office:value-type="float" office:value="4.2993" calcext:value-type="float">
            <text:p>4.2993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42.993" calcext:value-type="float">
            <text:p>42.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-23.6393" calcext:value-type="float">
            <text:p>-23.6393</text:p>
          </table:table-cell>
          <table:table-cell office:value-type="float" office:value="23.6393" calcext:value-type="float">
            <text:p>23.6393</text:p>
          </table:table-cell>
          <table:table-cell table:formula="of:=[.B8]+25" office:value-type="float" office:value="1.3607" calcext:value-type="float">
            <text:p>1.3607</text:p>
          </table:table-cell>
          <table:table-cell table:formula="of:=[.C8]-25" office:value-type="float" office:value="-1.3607" calcext:value-type="float">
            <text:p>-1.3607</text:p>
          </table:table-cell>
          <table:table-cell table:formula="of:=SQRT(([.D8]*[.D8])+([.E8]*[.E8]))" office:value-type="float" office:value="1.92432039432107" calcext:value-type="float">
            <text:p>1.92432039432107</text:p>
          </table:table-cell>
          <table:table-cell office:value-type="float" office:value="5.1661" calcext:value-type="float">
            <text:p>5.1661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51.6609" calcext:value-type="float">
            <text:p>51.6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23.1443" calcext:value-type="float">
            <text:p>-23.1443</text:p>
          </table:table-cell>
          <table:table-cell office:value-type="float" office:value="23.1443" calcext:value-type="float">
            <text:p>23.1443</text:p>
          </table:table-cell>
          <table:table-cell table:formula="of:=[.B9]+25" office:value-type="float" office:value="1.8557" calcext:value-type="float">
            <text:p>1.8557</text:p>
          </table:table-cell>
          <table:table-cell table:formula="of:=[.C9]-25" office:value-type="float" office:value="-1.8557" calcext:value-type="float">
            <text:p>-1.8557</text:p>
          </table:table-cell>
          <table:table-cell table:formula="of:=SQRT(([.D9]*[.D9])+([.E9]*[.E9]))" office:value-type="float" office:value="2.62435610769575" calcext:value-type="float">
            <text:p>2.62435610769575</text:p>
          </table:table-cell>
          <table:table-cell office:value-type="float" office:value="6.0329" calcext:value-type="float">
            <text:p>6.0329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60.3288" calcext:value-type="float">
            <text:p>60.3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-22.5777" calcext:value-type="float">
            <text:p>-22.5777</text:p>
          </table:table-cell>
          <table:table-cell office:value-type="float" office:value="22.5777" calcext:value-type="float">
            <text:p>22.5777</text:p>
          </table:table-cell>
          <table:table-cell table:formula="of:=[.B10]+25" office:value-type="float" office:value="2.4223" calcext:value-type="float">
            <text:p>2.4223</text:p>
          </table:table-cell>
          <table:table-cell table:formula="of:=[.C10]-25" office:value-type="float" office:value="-2.4223" calcext:value-type="float">
            <text:p>-2.4223</text:p>
          </table:table-cell>
          <table:table-cell table:formula="of:=SQRT(([.D10]*[.D10])+([.E10]*[.E10]))" office:value-type="float" office:value="3.42564951213635" calcext:value-type="float">
            <text:p>3.42564951213635</text:p>
          </table:table-cell>
          <table:table-cell office:value-type="float" office:value="6.8927" calcext:value-type="float">
            <text:p>6.8927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68.9274" calcext:value-type="float">
            <text:p>68.9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-21.9191" calcext:value-type="float">
            <text:p>-21.9191</text:p>
          </table:table-cell>
          <table:table-cell office:value-type="float" office:value="21.9191" calcext:value-type="float">
            <text:p>21.9191</text:p>
          </table:table-cell>
          <table:table-cell table:formula="of:=[.B11]+25" office:value-type="float" office:value="3.0809" calcext:value-type="float">
            <text:p>3.0809</text:p>
          </table:table-cell>
          <table:table-cell table:formula="of:=[.C11]-25" office:value-type="float" office:value="-3.0809" calcext:value-type="float">
            <text:p>-3.0809</text:p>
          </table:table-cell>
          <table:table-cell table:formula="of:=SQRT(([.D11]*[.D11])+([.E11]*[.E11]))" office:value-type="float" office:value="4.35705056431527" calcext:value-type="float">
            <text:p>4.35705056431527</text:p>
          </table:table-cell>
          <table:table-cell office:value-type="float" office:value="7.7734" calcext:value-type="float">
            <text:p>7.7734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77.734" calcext:value-type="float">
            <text:p>77.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-21.1938" calcext:value-type="float">
            <text:p>-21.1938</text:p>
          </table:table-cell>
          <table:table-cell office:value-type="float" office:value="21.1938" calcext:value-type="float">
            <text:p>21.1938</text:p>
          </table:table-cell>
          <table:table-cell table:formula="of:=[.B12]+25" office:value-type="float" office:value="3.8062" calcext:value-type="float">
            <text:p>3.8062</text:p>
          </table:table-cell>
          <table:table-cell table:formula="of:=[.C12]-25" office:value-type="float" office:value="-3.8062" calcext:value-type="float">
            <text:p>-3.8062</text:p>
          </table:table-cell>
          <table:table-cell table:formula="of:=SQRT(([.D12]*[.D12])+([.E12]*[.E12]))" office:value-type="float" office:value="5.38277966110448" calcext:value-type="float">
            <text:p>5.38277966110448</text:p>
          </table:table-cell>
          <table:table-cell office:value-type="float" office:value="8.6402" calcext:value-type="float">
            <text:p>8.6402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86.402" calcext:value-type="float">
            <text:p>86.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-20.3985" calcext:value-type="float">
            <text:p>-20.3985</text:p>
          </table:table-cell>
          <table:table-cell office:value-type="float" office:value="20.3985" calcext:value-type="float">
            <text:p>20.3985</text:p>
          </table:table-cell>
          <table:table-cell table:formula="of:=[.B13]+25" office:value-type="float" office:value="4.6015" calcext:value-type="float">
            <text:p>4.6015</text:p>
          </table:table-cell>
          <table:table-cell table:formula="of:=[.C13]-25" office:value-type="float" office:value="-4.6015" calcext:value-type="float">
            <text:p>-4.6015</text:p>
          </table:table-cell>
          <table:table-cell table:formula="of:=SQRT(([.D13]*[.D13])+([.E13]*[.E13]))" office:value-type="float" office:value="6.5075037072598" calcext:value-type="float">
            <text:p>6.5075037072598</text:p>
          </table:table-cell>
          <table:table-cell office:value-type="float" office:value="9.5001" calcext:value-type="float">
            <text:p>9.5001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95.0006" calcext:value-type="float">
            <text:p>95.0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-19.5278" calcext:value-type="float">
            <text:p>-19.5278</text:p>
          </table:table-cell>
          <table:table-cell office:value-type="float" office:value="19.5278" calcext:value-type="float">
            <text:p>19.5278</text:p>
          </table:table-cell>
          <table:table-cell table:formula="of:=[.B14]+25" office:value-type="float" office:value="5.4722" calcext:value-type="float">
            <text:p>5.4722</text:p>
          </table:table-cell>
          <table:table-cell table:formula="of:=[.C14]-25" office:value-type="float" office:value="-5.4722" calcext:value-type="float">
            <text:p>-5.4722</text:p>
          </table:table-cell>
          <table:table-cell table:formula="of:=SQRT(([.D14]*[.D14])+([.E14]*[.E14]))" office:value-type="float" office:value="7.73885945601805" calcext:value-type="float">
            <text:p>7.73885945601805</text:p>
          </table:table-cell>
          <table:table-cell office:value-type="float" office:value="10.3599" calcext:value-type="float">
            <text:p>10.3599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03.5992" calcext:value-type="float">
            <text:p>103.5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-18.5579" calcext:value-type="float">
            <text:p>-18.5579</text:p>
          </table:table-cell>
          <table:table-cell office:value-type="float" office:value="18.5579" calcext:value-type="float">
            <text:p>18.5579</text:p>
          </table:table-cell>
          <table:table-cell table:formula="of:=[.B15]+25" office:value-type="float" office:value="6.4421" calcext:value-type="float">
            <text:p>6.4421</text:p>
          </table:table-cell>
          <table:table-cell table:formula="of:=[.C15]-25" office:value-type="float" office:value="-6.4421" calcext:value-type="float">
            <text:p>-6.4421</text:p>
          </table:table-cell>
          <table:table-cell table:formula="of:=SQRT(([.D15]*[.D15])+([.E15]*[.E15]))" office:value-type="float" office:value="9.11050519016372" calcext:value-type="float">
            <text:p>9.11050519016372</text:p>
          </table:table-cell>
          <table:table-cell office:value-type="float" office:value="11.2406" calcext:value-type="float">
            <text:p>11.2406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12.4058" calcext:value-type="float">
            <text:p>112.4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-17.5432" calcext:value-type="float">
            <text:p>-17.5432</text:p>
          </table:table-cell>
          <table:table-cell office:value-type="float" office:value="17.5432" calcext:value-type="float">
            <text:p>17.5432</text:p>
          </table:table-cell>
          <table:table-cell table:formula="of:=[.B16]+25" office:value-type="float" office:value="7.4568" calcext:value-type="float">
            <text:p>7.4568</text:p>
          </table:table-cell>
          <table:table-cell table:formula="of:=[.C16]-25" office:value-type="float" office:value="-7.4568" calcext:value-type="float">
            <text:p>-7.4568</text:p>
          </table:table-cell>
          <table:table-cell table:formula="of:=SQRT(([.D16]*[.D16])+([.E16]*[.E16]))" office:value-type="float" office:value="10.5455076919037" calcext:value-type="float">
            <text:p>10.5455076919037</text:p>
          </table:table-cell>
          <table:table-cell office:value-type="float" office:value="12.0935" calcext:value-type="float">
            <text:p>12.0935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20.935" calcext:value-type="float">
            <text:p>120.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-16.4268" calcext:value-type="float">
            <text:p>-16.4268</text:p>
          </table:table-cell>
          <table:table-cell office:value-type="float" office:value="16.4268" calcext:value-type="float">
            <text:p>16.4268</text:p>
          </table:table-cell>
          <table:table-cell table:formula="of:=[.B17]+25" office:value-type="float" office:value="8.5732" calcext:value-type="float">
            <text:p>8.5732</text:p>
          </table:table-cell>
          <table:table-cell table:formula="of:=[.C17]-25" office:value-type="float" office:value="-8.5732" calcext:value-type="float">
            <text:p>-8.5732</text:p>
          </table:table-cell>
          <table:table-cell table:formula="of:=SQRT(([.D17]*[.D17])+([.E17]*[.E17]))" office:value-type="float" office:value="12.124335712937" calcext:value-type="float">
            <text:p>12.124335712937</text:p>
          </table:table-cell>
          <table:table-cell office:value-type="float" office:value="12.9672" calcext:value-type="float">
            <text:p>12.9672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29.6723" calcext:value-type="float">
            <text:p>129.6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-15.2423" calcext:value-type="float">
            <text:p>-15.2423</text:p>
          </table:table-cell>
          <table:table-cell office:value-type="float" office:value="15.2423" calcext:value-type="float">
            <text:p>15.2423</text:p>
          </table:table-cell>
          <table:table-cell table:formula="of:=[.B18]+25" office:value-type="float" office:value="9.7577" calcext:value-type="float">
            <text:p>9.7577</text:p>
          </table:table-cell>
          <table:table-cell table:formula="of:=[.C18]-25" office:value-type="float" office:value="-9.7577" calcext:value-type="float">
            <text:p>-9.7577</text:p>
          </table:table-cell>
          <table:table-cell table:formula="of:=SQRT(([.D18]*[.D18])+([.E18]*[.E18]))" office:value-type="float" office:value="13.799471677568" calcext:value-type="float">
            <text:p>13.799471677568</text:p>
          </table:table-cell>
          <table:table-cell office:value-type="float" office:value="13.834" calcext:value-type="float">
            <text:p>13.834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38.3403" calcext:value-type="float">
            <text:p>138.3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13.9812" calcext:value-type="float">
            <text:p>-13.9812</text:p>
          </table:table-cell>
          <table:table-cell office:value-type="float" office:value="13.9812" calcext:value-type="float">
            <text:p>13.9812</text:p>
          </table:table-cell>
          <table:table-cell table:formula="of:=[.B19]+25" office:value-type="float" office:value="11.0188" calcext:value-type="float">
            <text:p>11.0188</text:p>
          </table:table-cell>
          <table:table-cell table:formula="of:=[.C19]-25" office:value-type="float" office:value="-11.0188" calcext:value-type="float">
            <text:p>-11.0188</text:p>
          </table:table-cell>
          <table:table-cell table:formula="of:=SQRT(([.D19]*[.D19])+([.E19]*[.E19]))" office:value-type="float" office:value="15.5829364010767" calcext:value-type="float">
            <text:p>15.5829364010767</text:p>
          </table:table-cell>
          <table:table-cell office:value-type="float" office:value="14.7008" calcext:value-type="float">
            <text:p>14.7008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47.0082" calcext:value-type="float">
            <text:p>147.0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-12.6436" calcext:value-type="float">
            <text:p>-12.6436</text:p>
          </table:table-cell>
          <table:table-cell office:value-type="float" office:value="12.6436" calcext:value-type="float">
            <text:p>12.6436</text:p>
          </table:table-cell>
          <table:table-cell table:formula="of:=[.B20]+25" office:value-type="float" office:value="12.3564" calcext:value-type="float">
            <text:p>12.3564</text:p>
          </table:table-cell>
          <table:table-cell table:formula="of:=[.C20]-25" office:value-type="float" office:value="-12.3564" calcext:value-type="float">
            <text:p>-12.3564</text:p>
          </table:table-cell>
          <table:table-cell table:formula="of:=SQRT(([.D20]*[.D20])+([.E20]*[.E20]))" office:value-type="float" office:value="17.4745884621069" calcext:value-type="float">
            <text:p>17.4745884621069</text:p>
          </table:table-cell>
          <table:table-cell office:value-type="float" office:value="15.5676" calcext:value-type="float">
            <text:p>15.5676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55.6761" calcext:value-type="float">
            <text:p>155.6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11.2293" calcext:value-type="float">
            <text:p>-11.2293</text:p>
          </table:table-cell>
          <table:table-cell office:value-type="float" office:value="11.2293" calcext:value-type="float">
            <text:p>11.2293</text:p>
          </table:table-cell>
          <table:table-cell table:formula="of:=[.B21]+25" office:value-type="float" office:value="13.7707" calcext:value-type="float">
            <text:p>13.7707</text:p>
          </table:table-cell>
          <table:table-cell table:formula="of:=[.C21]-25" office:value-type="float" office:value="-13.7707" calcext:value-type="float">
            <text:p>-13.7707</text:p>
          </table:table-cell>
          <table:table-cell table:formula="of:=SQRT(([.D21]*[.D21])+([.E21]*[.E21]))" office:value-type="float" office:value="19.4747107033712" calcext:value-type="float">
            <text:p>19.4747107033712</text:p>
          </table:table-cell>
          <table:table-cell office:value-type="float" office:value="16.4344" calcext:value-type="float">
            <text:p>16.4344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64.3441" calcext:value-type="float">
            <text:p>164.3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-9.7261" calcext:value-type="float">
            <text:p>-9.7261</text:p>
          </table:table-cell>
          <table:table-cell office:value-type="float" office:value="9.7261" calcext:value-type="float">
            <text:p>9.7261</text:p>
          </table:table-cell>
          <table:table-cell table:formula="of:=[.B22]+25" office:value-type="float" office:value="15.2739" calcext:value-type="float">
            <text:p>15.2739</text:p>
          </table:table-cell>
          <table:table-cell table:formula="of:=[.C22]-25" office:value-type="float" office:value="-15.2739" calcext:value-type="float">
            <text:p>-15.2739</text:p>
          </table:table-cell>
          <table:table-cell table:formula="of:=SQRT(([.D22]*[.D22])+([.E22]*[.E22]))" office:value-type="float" office:value="21.6005565303304" calcext:value-type="float">
            <text:p>21.6005565303304</text:p>
          </table:table-cell>
          <table:table-cell office:value-type="float" office:value="17.3081" calcext:value-type="float">
            <text:p>17.3081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73.0813" calcext:value-type="float">
            <text:p>173.0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-8.1708" calcext:value-type="float">
            <text:p>-8.1708</text:p>
          </table:table-cell>
          <table:table-cell office:value-type="float" office:value="8.1708" calcext:value-type="float">
            <text:p>8.1708</text:p>
          </table:table-cell>
          <table:table-cell table:formula="of:=[.B23]+25" office:value-type="float" office:value="16.8292" calcext:value-type="float">
            <text:p>16.8292</text:p>
          </table:table-cell>
          <table:table-cell table:formula="of:=[.C23]-25" office:value-type="float" office:value="-16.8292" calcext:value-type="float">
            <text:p>-16.8292</text:p>
          </table:table-cell>
          <table:table-cell table:formula="of:=SQRT(([.D23]*[.D23])+([.E23]*[.E23]))" office:value-type="float" office:value="23.8000828838893" calcext:value-type="float">
            <text:p>23.8000828838893</text:p>
          </table:table-cell>
          <table:table-cell office:value-type="float" office:value="18.168" calcext:value-type="float">
            <text:p>18.168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81.6799" calcext:value-type="float">
            <text:p>181.6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" calcext:value-type="float">
            <text:p>2.746</text:p>
          </table:table-cell>
          <table:table-cell office:value-type="float" office:value="-6.5132" calcext:value-type="float">
            <text:p>-6.5132</text:p>
          </table:table-cell>
          <table:table-cell office:value-type="float" office:value="6.5132" calcext:value-type="float">
            <text:p>6.5132</text:p>
          </table:table-cell>
          <table:table-cell table:formula="of:=[.B24]+25" office:value-type="float" office:value="18.4868" calcext:value-type="float">
            <text:p>18.4868</text:p>
          </table:table-cell>
          <table:table-cell table:formula="of:=[.C24]-25" office:value-type="float" office:value="-18.4868" calcext:value-type="float">
            <text:p>-18.4868</text:p>
          </table:table-cell>
          <table:table-cell table:formula="of:=SQRT(([.D24]*[.D24])+([.E24]*[.E24]))" office:value-type="float" office:value="26.1442832848789" calcext:value-type="float">
            <text:p>26.1442832848789</text:p>
          </table:table-cell>
          <table:table-cell office:value-type="float" office:value="19.0417" calcext:value-type="float">
            <text:p>19.0417</text:p>
          </table:table-cell>
          <table:table-cell office:value-type="float" office:value="5.4978" calcext:value-type="float">
            <text:p>5.4978</text:p>
          </table:table-cell>
          <table:table-cell office:value-type="float" office:value="6.9343" calcext:value-type="float">
            <text:p>6.9343</text:p>
          </table:table-cell>
          <table:table-cell office:value-type="float" office:value="190.4172" calcext:value-type="float">
            <text:p>190.417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60_deg" table:style-name="ta1">
        <table:shapes>
          <draw:frame draw:z-index="0" draw:style-name="gr1" draw:text-style-name="P1" svg:width="15.999cm" svg:height="8.999cm" svg:x="18.425cm" svg:y="0.685cm">
            <draw:object draw:notify-on-update-of-ranges="60_deg.A1:60_deg.A1 60_deg.A2:60_deg.A26 60_deg.F1:60_deg.F1 60_deg.F2:60_deg.F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4.104cm" svg:y="0.392cm">
            <draw:object draw:notify-on-update-of-ranges="60_deg.A1:60_deg.A1 60_deg.A2:60_deg.A26 60_deg.G1:60_deg.G1 60_deg.G2:60_deg.G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(m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β (rad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  <table:table-cell office:value-type="string" calcext:value-type="string">
            <text:p>vrot (rad/s)</text:p>
          </table:table-cell>
          <table:table-cell office:value-type="string" calcext:value-type="string">
            <text:p>arot (rad/s²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43.3013" calcext:value-type="float">
            <text:p>43.3013</text:p>
          </table:table-cell>
          <table:table-cell table:formula="of:=[.B2]+25" office:value-type="float" office:value="0" calcext:value-type="float">
            <text:p>0</text:p>
          </table:table-cell>
          <table:table-cell table:formula="of:=[.C2]-43.3013" office:value-type="float" office:value="0" calcext:value-type="float">
            <text:p>0</text:p>
          </table:table-cell>
          <table:table-cell table:formula="of:=SQRT(([.D2]*[.D2])+([.E2]*[.E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236" calcext:value-type="float">
            <text:p>0.5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-24.9729" calcext:value-type="float">
            <text:p>-24.9729</text:p>
          </table:table-cell>
          <table:table-cell office:value-type="float" office:value="43.2543" calcext:value-type="float">
            <text:p>43.2543</text:p>
          </table:table-cell>
          <table:table-cell table:formula="of:=[.B3]+25" office:value-type="float" office:value="0.0271000000000008" calcext:value-type="float">
            <text:p>0.027100000000001</text:p>
          </table:table-cell>
          <table:table-cell table:formula="of:=[.C3]-43.3013" office:value-type="float" office:value="-0.046999999999997" calcext:value-type="float">
            <text:p>-0.046999999999997</text:p>
          </table:table-cell>
          <table:table-cell table:formula="of:=SQRT(([.D3]*[.D3])+([.E3]*[.E3]))" office:value-type="float" office:value="0.0542532026704393" calcext:value-type="float">
            <text:p>0.054253202670439</text:p>
          </table:table-cell>
          <table:table-cell office:value-type="float" office:value="0.9597" calcext:value-type="float">
            <text:p>0.9597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9.5969" calcext:value-type="float">
            <text:p>9.5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-24.8787" calcext:value-type="float">
            <text:p>-24.8787</text:p>
          </table:table-cell>
          <table:table-cell office:value-type="float" office:value="43.0912" calcext:value-type="float">
            <text:p>43.0912</text:p>
          </table:table-cell>
          <table:table-cell table:formula="of:=[.B4]+25" office:value-type="float" office:value="0.121300000000002" calcext:value-type="float">
            <text:p>0.121300000000002</text:p>
          </table:table-cell>
          <table:table-cell table:formula="of:=[.C4]-43.3013" office:value-type="float" office:value="-0.210099999999997" calcext:value-type="float">
            <text:p>-0.210099999999997</text:p>
          </table:table-cell>
          <table:table-cell table:formula="of:=SQRT(([.D4]*[.D4])+([.E4]*[.E4]))" office:value-type="float" office:value="0.242601937337687" calcext:value-type="float">
            <text:p>0.242601937337687</text:p>
          </table:table-cell>
          <table:table-cell office:value-type="float" office:value="2.0298" calcext:value-type="float">
            <text:p>2.0298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0.2978" calcext:value-type="float">
            <text:p>20.2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-24.7187" calcext:value-type="float">
            <text:p>-24.7187</text:p>
          </table:table-cell>
          <table:table-cell office:value-type="float" office:value="42.814" calcext:value-type="float">
            <text:p>42.814</text:p>
          </table:table-cell>
          <table:table-cell table:formula="of:=[.B5]+25" office:value-type="float" office:value="0.281300000000002" calcext:value-type="float">
            <text:p>0.281300000000002</text:p>
          </table:table-cell>
          <table:table-cell table:formula="of:=[.C5]-43.3013" office:value-type="float" office:value="-0.487299999999998" calcext:value-type="float">
            <text:p>-0.487299999999998</text:p>
          </table:table-cell>
          <table:table-cell table:formula="of:=SQRT(([.D5]*[.D5])+([.E5]*[.E5]))" office:value-type="float" office:value="0.562664180484237" calcext:value-type="float">
            <text:p>0.562664180484237</text:p>
          </table:table-cell>
          <table:table-cell office:value-type="float" office:value="3.0914" calcext:value-type="float">
            <text:p>3.0914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30.9138" calcext:value-type="float">
            <text:p>30.9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24.4944" calcext:value-type="float">
            <text:p>-24.4944</text:p>
          </table:table-cell>
          <table:table-cell office:value-type="float" office:value="42.4255" calcext:value-type="float">
            <text:p>42.4255</text:p>
          </table:table-cell>
          <table:table-cell table:formula="of:=[.B6]+25" office:value-type="float" office:value="0.505600000000001" calcext:value-type="float">
            <text:p>0.505600000000001</text:p>
          </table:table-cell>
          <table:table-cell table:formula="of:=[.C6]-43.3013" office:value-type="float" office:value="-0.875799999999998" calcext:value-type="float">
            <text:p>-0.875799999999998</text:p>
          </table:table-cell>
          <table:table-cell table:formula="of:=SQRT(([.D6]*[.D6])+([.E6]*[.E6]))" office:value-type="float" office:value="1.01126504933178" calcext:value-type="float">
            <text:p>1.01126504933178</text:p>
          </table:table-cell>
          <table:table-cell office:value-type="float" office:value="4.1445" calcext:value-type="float">
            <text:p>4.1445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41.4449" calcext:value-type="float">
            <text:p>41.4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-24.2022" calcext:value-type="float">
            <text:p>-24.2022</text:p>
          </table:table-cell>
          <table:table-cell office:value-type="float" office:value="41.9194" calcext:value-type="float">
            <text:p>41.9194</text:p>
          </table:table-cell>
          <table:table-cell table:formula="of:=[.B7]+25" office:value-type="float" office:value="0.797799999999999" calcext:value-type="float">
            <text:p>0.797799999999999</text:p>
          </table:table-cell>
          <table:table-cell table:formula="of:=[.C7]-43.3013" office:value-type="float" office:value="-1.38189999999999" calcext:value-type="float">
            <text:p>-1.38189999999999</text:p>
          </table:table-cell>
          <table:table-cell table:formula="of:=SQRT(([.D7]*[.D7])+([.E7]*[.E7]))" office:value-type="float" office:value="1.59566050587209" calcext:value-type="float">
            <text:p>1.59566050587209</text:p>
          </table:table-cell>
          <table:table-cell office:value-type="float" office:value="5.2061" calcext:value-type="float">
            <text:p>5.2061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52.0609" calcext:value-type="float">
            <text:p>52.0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23.8373" calcext:value-type="float">
            <text:p>-23.8373</text:p>
          </table:table-cell>
          <table:table-cell office:value-type="float" office:value="41.2875" calcext:value-type="float">
            <text:p>41.2875</text:p>
          </table:table-cell>
          <table:table-cell table:formula="of:=[.B8]+25" office:value-type="float" office:value="1.1627" calcext:value-type="float">
            <text:p>1.1627</text:p>
          </table:table-cell>
          <table:table-cell table:formula="of:=[.C8]-43.3013" office:value-type="float" office:value="-2.0138" calcext:value-type="float">
            <text:p>-2.0138</text:p>
          </table:table-cell>
          <table:table-cell table:formula="of:=SQRT(([.D8]*[.D8])+([.E8]*[.E8]))" office:value-type="float" office:value="2.32535195830652" calcext:value-type="float">
            <text:p>2.32535195830652</text:p>
          </table:table-cell>
          <table:table-cell office:value-type="float" office:value="6.2847" calcext:value-type="float">
            <text:p>6.2847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62.8468" calcext:value-type="float">
            <text:p>62.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-23.4187" calcext:value-type="float">
            <text:p>-23.4187</text:p>
          </table:table-cell>
          <table:table-cell office:value-type="float" office:value="40.5624" calcext:value-type="float">
            <text:p>40.5624</text:p>
          </table:table-cell>
          <table:table-cell table:formula="of:=[.B9]+25" office:value-type="float" office:value="1.5813" calcext:value-type="float">
            <text:p>1.5813</text:p>
          </table:table-cell>
          <table:table-cell table:formula="of:=[.C9]-43.3013" office:value-type="float" office:value="-2.7389" calcext:value-type="float">
            <text:p>-2.7389</text:p>
          </table:table-cell>
          <table:table-cell table:formula="of:=SQRT(([.D9]*[.D9])+([.E9]*[.E9]))" office:value-type="float" office:value="3.16260697842777" calcext:value-type="float">
            <text:p>3.16260697842777</text:p>
          </table:table-cell>
          <table:table-cell office:value-type="float" office:value="7.3293" calcext:value-type="float">
            <text:p>7.3293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73.2929" calcext:value-type="float">
            <text:p>73.2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-22.9233" calcext:value-type="float">
            <text:p>-22.9233</text:p>
          </table:table-cell>
          <table:table-cell office:value-type="float" office:value="39.7042" calcext:value-type="float">
            <text:p>39.7042</text:p>
          </table:table-cell>
          <table:table-cell table:formula="of:=[.B10]+25" office:value-type="float" office:value="2.0767" calcext:value-type="float">
            <text:p>2.0767</text:p>
          </table:table-cell>
          <table:table-cell table:formula="of:=[.C10]-43.3013" office:value-type="float" office:value="-3.5971" calcext:value-type="float">
            <text:p>-3.5971</text:p>
          </table:table-cell>
          <table:table-cell table:formula="of:=SQRT(([.D10]*[.D10])+([.E10]*[.E10]))" office:value-type="float" office:value="4.15352998063093" calcext:value-type="float">
            <text:p>4.15352998063093</text:p>
          </table:table-cell>
          <table:table-cell office:value-type="float" office:value="8.3994" calcext:value-type="float">
            <text:p>8.3994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83.9939" calcext:value-type="float">
            <text:p>83.9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-22.3698" calcext:value-type="float">
            <text:p>-22.3698</text:p>
          </table:table-cell>
          <table:table-cell office:value-type="float" office:value="38.7457" calcext:value-type="float">
            <text:p>38.7457</text:p>
          </table:table-cell>
          <table:table-cell table:formula="of:=[.B11]+25" office:value-type="float" office:value="2.6302" calcext:value-type="float">
            <text:p>2.6302</text:p>
          </table:table-cell>
          <table:table-cell table:formula="of:=[.C11]-43.3013" office:value-type="float" office:value="-4.5556" calcext:value-type="float">
            <text:p>-4.5556</text:p>
          </table:table-cell>
          <table:table-cell table:formula="of:=SQRT(([.D11]*[.D11])+([.E11]*[.E11]))" office:value-type="float" office:value="5.26036532951847" calcext:value-type="float">
            <text:p>5.26036532951847</text:p>
          </table:table-cell>
          <table:table-cell office:value-type="float" office:value="9.4525" calcext:value-type="float">
            <text:p>9.4525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94.525" calcext:value-type="float">
            <text:p>94.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office:value-type="float" office:value="-21.7511" calcext:value-type="float">
            <text:p>-21.7511</text:p>
          </table:table-cell>
          <table:table-cell office:value-type="float" office:value="37.6741" calcext:value-type="float">
            <text:p>37.6741</text:p>
          </table:table-cell>
          <table:table-cell table:formula="of:=[.B12]+25" office:value-type="float" office:value="3.2489" calcext:value-type="float">
            <text:p>3.2489</text:p>
          </table:table-cell>
          <table:table-cell table:formula="of:=[.C12]-43.3013" office:value-type="float" office:value="-5.6272" calcext:value-type="float">
            <text:p>-5.6272</text:p>
          </table:table-cell>
          <table:table-cell table:formula="of:=SQRT(([.D12]*[.D12])+([.E12]*[.E12]))" office:value-type="float" office:value="6.49774815224474" calcext:value-type="float">
            <text:p>6.49774815224474</text:p>
          </table:table-cell>
          <table:table-cell office:value-type="float" office:value="10.5056" calcext:value-type="float">
            <text:p>10.5056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05.056" calcext:value-type="float">
            <text:p>105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-21.0614" calcext:value-type="float">
            <text:p>-21.0614</text:p>
          </table:table-cell>
          <table:table-cell office:value-type="float" office:value="36.4794" calcext:value-type="float">
            <text:p>36.4794</text:p>
          </table:table-cell>
          <table:table-cell table:formula="of:=[.B13]+25" office:value-type="float" office:value="3.9386" calcext:value-type="float">
            <text:p>3.9386</text:p>
          </table:table-cell>
          <table:table-cell table:formula="of:=[.C13]-43.3013" office:value-type="float" office:value="-6.8219" calcext:value-type="float">
            <text:p>-6.8219</text:p>
          </table:table-cell>
          <table:table-cell table:formula="of:=SQRT(([.D13]*[.D13])+([.E13]*[.E13]))" office:value-type="float" office:value="7.87723870210875" calcext:value-type="float">
            <text:p>7.87723870210875</text:p>
          </table:table-cell>
          <table:table-cell office:value-type="float" office:value="11.5672" calcext:value-type="float">
            <text:p>11.5672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15.672" calcext:value-type="float">
            <text:p>115.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-20.3052" calcext:value-type="float">
            <text:p>-20.3052</text:p>
          </table:table-cell>
          <table:table-cell office:value-type="float" office:value="35.1697" calcext:value-type="float">
            <text:p>35.1697</text:p>
          </table:table-cell>
          <table:table-cell table:formula="of:=[.B14]+25" office:value-type="float" office:value="4.6948" calcext:value-type="float">
            <text:p>4.6948</text:p>
          </table:table-cell>
          <table:table-cell table:formula="of:=[.C14]-43.3013" office:value-type="float" office:value="-8.1316" calcext:value-type="float">
            <text:p>-8.1316</text:p>
          </table:table-cell>
          <table:table-cell table:formula="of:=SQRT(([.D14]*[.D14])+([.E14]*[.E14]))" office:value-type="float" office:value="9.38957217342728" calcext:value-type="float">
            <text:p>9.38957217342728</text:p>
          </table:table-cell>
          <table:table-cell office:value-type="float" office:value="12.6288" calcext:value-type="float">
            <text:p>12.6288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26.2881" calcext:value-type="float">
            <text:p>126.2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-19.4759" calcext:value-type="float">
            <text:p>-19.4759</text:p>
          </table:table-cell>
          <table:table-cell office:value-type="float" office:value="33.7333" calcext:value-type="float">
            <text:p>33.7333</text:p>
          </table:table-cell>
          <table:table-cell table:formula="of:=[.B15]+25" office:value-type="float" office:value="5.5241" calcext:value-type="float">
            <text:p>5.5241</text:p>
          </table:table-cell>
          <table:table-cell table:formula="of:=[.C15]-43.3013" office:value-type="float" office:value="-9.568" calcext:value-type="float">
            <text:p>-9.568</text:p>
          </table:table-cell>
          <table:table-cell table:formula="of:=SQRT(([.D15]*[.D15])+([.E15]*[.E15]))" office:value-type="float" office:value="11.0481810634149" calcext:value-type="float">
            <text:p>11.0481810634149</text:p>
          </table:table-cell>
          <table:table-cell office:value-type="float" office:value="13.6989" calcext:value-type="float">
            <text:p>13.6989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36.989" calcext:value-type="float">
            <text:p>136.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9" calcext:value-type="float">
            <text:p>1.739</text:p>
          </table:table-cell>
          <table:table-cell office:value-type="float" office:value="-18.5792" calcext:value-type="float">
            <text:p>-18.5792</text:p>
          </table:table-cell>
          <table:table-cell office:value-type="float" office:value="32.1801" calcext:value-type="float">
            <text:p>32.1801</text:p>
          </table:table-cell>
          <table:table-cell table:formula="of:=[.B16]+25" office:value-type="float" office:value="6.4208" calcext:value-type="float">
            <text:p>6.4208</text:p>
          </table:table-cell>
          <table:table-cell table:formula="of:=[.C16]-43.3013" office:value-type="float" office:value="-11.1212" calcext:value-type="float">
            <text:p>-11.1212</text:p>
          </table:table-cell>
          <table:table-cell table:formula="of:=SQRT(([.D16]*[.D16])+([.E16]*[.E16]))" office:value-type="float" office:value="12.8416417205901" calcext:value-type="float">
            <text:p>12.8416417205901</text:p>
          </table:table-cell>
          <table:table-cell office:value-type="float" office:value="14.769" calcext:value-type="float">
            <text:p>14.769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47.6899" calcext:value-type="float">
            <text:p>147.6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-17.6309" calcext:value-type="float">
            <text:p>-17.6309</text:p>
          </table:table-cell>
          <table:table-cell office:value-type="float" office:value="30.5375" calcext:value-type="float">
            <text:p>30.5375</text:p>
          </table:table-cell>
          <table:table-cell table:formula="of:=[.B17]+25" office:value-type="float" office:value="7.3691" calcext:value-type="float">
            <text:p>7.3691</text:p>
          </table:table-cell>
          <table:table-cell table:formula="of:=[.C17]-43.3013" office:value-type="float" office:value="-12.7638" calcext:value-type="float">
            <text:p>-12.7638</text:p>
          </table:table-cell>
          <table:table-cell table:formula="of:=SQRT(([.D17]*[.D17])+([.E17]*[.E17]))" office:value-type="float" office:value="14.7383250490006" calcext:value-type="float">
            <text:p>14.7383250490006</text:p>
          </table:table-cell>
          <table:table-cell office:value-type="float" office:value="15.8221" calcext:value-type="float">
            <text:p>15.8221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58.221" calcext:value-type="float">
            <text:p>158.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-16.6172" calcext:value-type="float">
            <text:p>-16.6172</text:p>
          </table:table-cell>
          <table:table-cell office:value-type="float" office:value="28.7819" calcext:value-type="float">
            <text:p>28.7819</text:p>
          </table:table-cell>
          <table:table-cell table:formula="of:=[.B18]+25" office:value-type="float" office:value="8.3828" calcext:value-type="float">
            <text:p>8.3828</text:p>
          </table:table-cell>
          <table:table-cell table:formula="of:=[.C18]-43.3013" office:value-type="float" office:value="-14.5194" calcext:value-type="float">
            <text:p>-14.5194</text:p>
          </table:table-cell>
          <table:table-cell table:formula="of:=SQRT(([.D18]*[.D18])+([.E18]*[.E18]))" office:value-type="float" office:value="16.7655692477172" calcext:value-type="float">
            <text:p>16.7655692477172</text:p>
          </table:table-cell>
          <table:table-cell office:value-type="float" office:value="16.8752" calcext:value-type="float">
            <text:p>16.8752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68.7521" calcext:value-type="float">
            <text:p>168.7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office:value-type="float" office:value="-15.5204" calcext:value-type="float">
            <text:p>-15.5204</text:p>
          </table:table-cell>
          <table:table-cell office:value-type="float" office:value="26.8821" calcext:value-type="float">
            <text:p>26.8821</text:p>
          </table:table-cell>
          <table:table-cell table:formula="of:=[.B19]+25" office:value-type="float" office:value="9.4796" calcext:value-type="float">
            <text:p>9.4796</text:p>
          </table:table-cell>
          <table:table-cell table:formula="of:=[.C19]-43.3013" office:value-type="float" office:value="-16.4192" calcext:value-type="float">
            <text:p>-16.4192</text:p>
          </table:table-cell>
          <table:table-cell table:formula="of:=SQRT(([.D19]*[.D19])+([.E19]*[.E19]))" office:value-type="float" office:value="18.9592443098347" calcext:value-type="float">
            <text:p>18.9592443098347</text:p>
          </table:table-cell>
          <table:table-cell office:value-type="float" office:value="17.9453" calcext:value-type="float">
            <text:p>17.9453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79.453" calcext:value-type="float">
            <text:p>179.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8" calcext:value-type="float">
            <text:p>2.238</text:p>
          </table:table-cell>
          <table:table-cell office:value-type="float" office:value="-14.3656" calcext:value-type="float">
            <text:p>-14.3656</text:p>
          </table:table-cell>
          <table:table-cell office:value-type="float" office:value="24.882" calcext:value-type="float">
            <text:p>24.882</text:p>
          </table:table-cell>
          <table:table-cell table:formula="of:=[.B20]+25" office:value-type="float" office:value="10.6344" calcext:value-type="float">
            <text:p>10.6344</text:p>
          </table:table-cell>
          <table:table-cell table:formula="of:=[.C20]-43.3013" office:value-type="float" office:value="-18.4193" calcext:value-type="float">
            <text:p>-18.4193</text:p>
          </table:table-cell>
          <table:table-cell table:formula="of:=SQRT(([.D20]*[.D20])+([.E20]*[.E20]))" office:value-type="float" office:value="21.2687817199293" calcext:value-type="float">
            <text:p>21.2687817199293</text:p>
          </table:table-cell>
          <table:table-cell office:value-type="float" office:value="19.0069" calcext:value-type="float">
            <text:p>19.0069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190.069" calcext:value-type="float">
            <text:p>190.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3" calcext:value-type="float">
            <text:p>2.363</text:p>
          </table:table-cell>
          <table:table-cell office:value-type="float" office:value="-13.1445" calcext:value-type="float">
            <text:p>-13.1445</text:p>
          </table:table-cell>
          <table:table-cell office:value-type="float" office:value="22.767" calcext:value-type="float">
            <text:p>22.767</text:p>
          </table:table-cell>
          <table:table-cell table:formula="of:=[.B21]+25" office:value-type="float" office:value="11.8555" calcext:value-type="float">
            <text:p>11.8555</text:p>
          </table:table-cell>
          <table:table-cell table:formula="of:=[.C21]-43.3013" office:value-type="float" office:value="-20.5343" calcext:value-type="float">
            <text:p>-20.5343</text:p>
          </table:table-cell>
          <table:table-cell table:formula="of:=SQRT(([.D21]*[.D21])+([.E21]*[.E21]))" office:value-type="float" office:value="23.710975448935" calcext:value-type="float">
            <text:p>23.710975448935</text:p>
          </table:table-cell>
          <table:table-cell office:value-type="float" office:value="20.0685" calcext:value-type="float">
            <text:p>20.0685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00.6851" calcext:value-type="float">
            <text:p>200.6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office:value-type="float" office:value="-11.8571" calcext:value-type="float">
            <text:p>-11.8571</text:p>
          </table:table-cell>
          <table:table-cell office:value-type="float" office:value="20.5371" calcext:value-type="float">
            <text:p>20.5371</text:p>
          </table:table-cell>
          <table:table-cell table:formula="of:=[.B22]+25" office:value-type="float" office:value="13.1429" calcext:value-type="float">
            <text:p>13.1429</text:p>
          </table:table-cell>
          <table:table-cell table:formula="of:=[.C22]-43.3013" office:value-type="float" office:value="-22.7642" calcext:value-type="float">
            <text:p>-22.7642</text:p>
          </table:table-cell>
          <table:table-cell table:formula="of:=SQRT(([.D22]*[.D22])+([.E22]*[.E22]))" office:value-type="float" office:value="26.2858254968338" calcext:value-type="float">
            <text:p>26.2858254968338</text:p>
          </table:table-cell>
          <table:table-cell office:value-type="float" office:value="21.1301" calcext:value-type="float">
            <text:p>21.1301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11.3011" calcext:value-type="float">
            <text:p>211.3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3" calcext:value-type="float">
            <text:p>2.613</text:p>
          </table:table-cell>
          <table:table-cell office:value-type="float" office:value="-10.5033" calcext:value-type="float">
            <text:p>-10.5033</text:p>
          </table:table-cell>
          <table:table-cell office:value-type="float" office:value="18.1922" calcext:value-type="float">
            <text:p>18.1922</text:p>
          </table:table-cell>
          <table:table-cell table:formula="of:=[.B23]+25" office:value-type="float" office:value="14.4967" calcext:value-type="float">
            <text:p>14.4967</text:p>
          </table:table-cell>
          <table:table-cell table:formula="of:=[.C23]-43.3013" office:value-type="float" office:value="-25.1091" calcext:value-type="float">
            <text:p>-25.1091</text:p>
          </table:table-cell>
          <table:table-cell table:formula="of:=SQRT(([.D23]*[.D23])+([.E23]*[.E23]))" office:value-type="float" office:value="28.9934684661908" calcext:value-type="float">
            <text:p>28.9934684661908</text:p>
          </table:table-cell>
          <table:table-cell office:value-type="float" office:value="22.1917" calcext:value-type="float">
            <text:p>22.1917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21.9171" calcext:value-type="float">
            <text:p>221.9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-9.0831" calcext:value-type="float">
            <text:p>-9.0831</text:p>
          </table:table-cell>
          <table:table-cell office:value-type="float" office:value="15.7324" calcext:value-type="float">
            <text:p>15.7324</text:p>
          </table:table-cell>
          <table:table-cell table:formula="of:=[.B24]+25" office:value-type="float" office:value="15.9169" calcext:value-type="float">
            <text:p>15.9169</text:p>
          </table:table-cell>
          <table:table-cell table:formula="of:=[.C24]-43.3013" office:value-type="float" office:value="-27.5689" calcext:value-type="float">
            <text:p>-27.5689</text:p>
          </table:table-cell>
          <table:table-cell table:formula="of:=SQRT(([.D24]*[.D24])+([.E24]*[.E24]))" office:value-type="float" office:value="31.8338177543945" calcext:value-type="float">
            <text:p>31.8338177543945</text:p>
          </table:table-cell>
          <table:table-cell office:value-type="float" office:value="23.2533" calcext:value-type="float">
            <text:p>23.2533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32.5331" calcext:value-type="float">
            <text:p>232.5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office:value-type="float" office:value="-7.6088" calcext:value-type="float">
            <text:p>-7.6088</text:p>
          </table:table-cell>
          <table:table-cell office:value-type="float" office:value="13.1788" calcext:value-type="float">
            <text:p>13.1788</text:p>
          </table:table-cell>
          <table:table-cell table:formula="of:=[.B25]+25" office:value-type="float" office:value="17.3912" calcext:value-type="float">
            <text:p>17.3912</text:p>
          </table:table-cell>
          <table:table-cell table:formula="of:=[.C25]-43.3013" office:value-type="float" office:value="-30.1225" calcext:value-type="float">
            <text:p>-30.1225</text:p>
          </table:table-cell>
          <table:table-cell table:formula="of:=SQRT(([.D25]*[.D25])+([.E25]*[.E25]))" office:value-type="float" office:value="34.7824502255088" calcext:value-type="float">
            <text:p>34.7824502255088</text:p>
          </table:table-cell>
          <table:table-cell office:value-type="float" office:value="24.3064" calcext:value-type="float">
            <text:p>24.3064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43.0642" calcext:value-type="float">
            <text:p>243.0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9" calcext:value-type="float">
            <text:p>2.989</text:p>
          </table:table-cell>
          <table:table-cell office:value-type="float" office:value="-6.0311" calcext:value-type="float">
            <text:p>-6.0311</text:p>
          </table:table-cell>
          <table:table-cell office:value-type="float" office:value="10.4461" calcext:value-type="float">
            <text:p>10.4461</text:p>
          </table:table-cell>
          <table:table-cell table:formula="of:=[.B26]+25" office:value-type="float" office:value="18.9689" calcext:value-type="float">
            <text:p>18.9689</text:p>
          </table:table-cell>
          <table:table-cell table:formula="of:=[.C26]-43.3013" office:value-type="float" office:value="-32.8552" calcext:value-type="float">
            <text:p>-32.8552</text:p>
          </table:table-cell>
          <table:table-cell table:formula="of:=SQRT(([.D26]*[.D26])+([.E26]*[.E26]))" office:value-type="float" office:value="37.9378878464524" calcext:value-type="float">
            <text:p>37.9378878464524</text:p>
          </table:table-cell>
          <table:table-cell office:value-type="float" office:value="25.385" calcext:value-type="float">
            <text:p>25.385</text:p>
          </table:table-cell>
          <table:table-cell office:value-type="float" office:value="5.236" calcext:value-type="float">
            <text:p>5.236</text:p>
          </table:table-cell>
          <table:table-cell office:value-type="float" office:value="8.4928" calcext:value-type="float">
            <text:p>8.4928</text:p>
          </table:table-cell>
          <table:table-cell office:value-type="float" office:value="253.85" calcext:value-type="float">
            <text:p>253.8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06:01:06.703931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8T07:03:11.506160571</dc:date>
    <meta:editing-duration>PT34M7S</meta:editing-duration>
    <meta:editing-cycles>10</meta:editing-cycles>
    <meta:generator>LibreOffice/6.4.4.2$Linux_X86_64 LibreOffice_project/40$Build-2</meta:generator>
    <meta:document-statistic meta:table-count="3" meta:cell-count="92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0" style:family="chart" style:data-style-name="N2">
      <style:chart-properties loext:regression-x-name="t" loext:regression-y-name="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30deg Ramp</text:p>
        </chart:title>
        <chart:plot-area chart:style-name="ch3" table:cell-range-address="30_deg.A1:30_deg.A27 30_deg.F1:30_deg.F27" chart:data-source-has-labels="row" svg:x="1.331cm" svg:y="1.275cm" svg:width="14.349cm" svg:height="6.564cm">
          <chartooo:coordinate-region svg:x="1.952cm" svg:y="1.474cm" svg:width="13.488cm" svg:height="5.718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474cm" chart:style-name="ch7">
              <text:p>Position (m)</text:p>
            </chart:title>
            <chart:grid chart:style-name="ch6" chart:class="major"/>
          </chart:axis>
          <chart:series chart:style-name="ch8" chart:values-cell-range-address="30_deg.F2:30_deg.F27" chart:label-cell-address="30_deg.F1:30_deg.F1" chart:class="chart:scatter">
            <chart:domain table:cell-range-address="30_deg.A2:30_deg.A27"/>
            <chart:regression-curve chart:style-name="ch9">
              <chart:equation chart:display-equation="true" chart:display-r-square="true" svg:x="2.139cm" svg:y="1.712cm" chart:style-name="ch10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 (m)</text:p>
                <draw:g>
                  <svg:desc>30_deg.F1:30_de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0_deg.A2:30_deg.A27</svg:desc>
                </draw:g>
              </table:table-cell>
              <table:table-cell office:value-type="float" office:value="0">
                <text:p>0</text:p>
                <draw:g>
                  <svg:desc>30_deg.F2:30_deg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297069015550258">
                <text:p>0.0297069015550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6">
                <text:p>0.236</text:p>
              </table:table-cell>
              <table:table-cell office:value-type="float" office:value="0.136600805268491">
                <text:p>0.136600805268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9">
                <text:p>0.359</text:p>
              </table:table-cell>
              <table:table-cell office:value-type="float" office:value="0.315944552097356">
                <text:p>0.315944552097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5">
                <text:p>0.485</text:p>
              </table:table-cell>
              <table:table-cell office:value-type="float" office:value="0.576693089953401">
                <text:p>0.576693089953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1">
                <text:p>0.611</text:p>
              </table:table-cell>
              <table:table-cell office:value-type="float" office:value="0.915261738520736">
                <text:p>0.9152617385207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5">
                <text:p>0.735</text:p>
              </table:table-cell>
              <table:table-cell office:value-type="float" office:value="1.32448113991857">
                <text:p>1.32448113991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">
                <text:p>0.86</text:p>
              </table:table-cell>
              <table:table-cell office:value-type="float" office:value="1.81326969312345">
                <text:p>1.81326969312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5">
                <text:p>0.985</text:p>
              </table:table-cell>
              <table:table-cell office:value-type="float" office:value="2.37871233233445">
                <text:p>2.37871233233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">
                <text:p>1.11</text:p>
              </table:table-cell>
              <table:table-cell office:value-type="float" office:value="3.02072245663186">
                <text:p>3.02072245663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36">
                <text:p>1.236</text:p>
              </table:table-cell>
              <table:table-cell office:value-type="float" office:value="3.74538999971966">
                <text:p>3.74538999971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9">
                <text:p>1.359</text:p>
              </table:table-cell>
              <table:table-cell office:value-type="float" office:value="4.52794541596959">
                <text:p>4.52794541596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85">
                <text:p>1.485</text:p>
              </table:table-cell>
              <table:table-cell office:value-type="float" office:value="5.40646754359998">
                <text:p>5.406467543599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2">
                <text:p>1.612</text:p>
              </table:table-cell>
              <table:table-cell office:value-type="float" office:value="6.37073535786882">
                <text:p>6.37073535786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5">
                <text:p>1.735</text:p>
              </table:table-cell>
              <table:table-cell office:value-type="float" office:value="7.38007816354271">
                <text:p>7.38007816354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61">
                <text:p>1.861</text:p>
              </table:table-cell>
              <table:table-cell office:value-type="float" office:value="8.49089460186617">
                <text:p>8.49089460186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86">
                <text:p>1.986</text:p>
              </table:table-cell>
              <table:table-cell office:value-type="float" office:value="9.66985653926676">
                <text:p>9.66985653926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1">
                <text:p>2.111</text:p>
              </table:table-cell>
              <table:table-cell office:value-type="float" office:value="10.925422562995">
                <text:p>10.925422562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5">
                <text:p>2.235</text:p>
              </table:table-cell>
              <table:table-cell office:value-type="float" office:value="12.2466288300087">
                <text:p>12.2466288300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">
                <text:p>2.36</text:p>
              </table:table-cell>
              <table:table-cell office:value-type="float" office:value="13.6547968099126">
                <text:p>13.65479680991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85">
                <text:p>2.485</text:p>
              </table:table-cell>
              <table:table-cell office:value-type="float" office:value="15.1396188766428">
                <text:p>15.1396188766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1">
                <text:p>2.61</text:p>
              </table:table-cell>
              <table:table-cell office:value-type="float" office:value="16.7010084276369">
                <text:p>16.7010084276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36">
                <text:p>2.736</text:p>
              </table:table-cell>
              <table:table-cell office:value-type="float" office:value="18.3523613576019">
                <text:p>18.3523613576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59">
                <text:p>2.859</text:p>
              </table:table-cell>
              <table:table-cell office:value-type="float" office:value="20.0395976775982">
                <text:p>20.0395976775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86">
                <text:p>2.986</text:p>
              </table:table-cell>
              <table:table-cell office:value-type="float" office:value="21.85954031653">
                <text:p>21.85954031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09">
                <text:p>3.109</text:p>
              </table:table-cell>
              <table:table-cell office:value-type="float" office:value="23.6974929517871">
                <text:p>23.6974929517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0" style:family="chart" style:data-style-name="N2">
      <style:chart-properties loext:regression-x-name="t" loext:regression-y-name="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45deg Ramp</text:p>
        </chart:title>
        <chart:plot-area chart:style-name="ch3" table:cell-range-address="45_deg.A1:45_deg.A24 45_deg.F1:45_deg.F24" chart:data-source-has-labels="row" svg:x="1.331cm" svg:y="1.275cm" svg:width="14.349cm" svg:height="6.564cm">
          <chartooo:coordinate-region svg:x="1.952cm" svg:y="1.474cm" svg:width="13.634cm" svg:height="5.718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474cm" chart:style-name="ch7">
              <text:p>Position (m)</text:p>
            </chart:title>
            <chart:grid chart:style-name="ch6" chart:class="major"/>
          </chart:axis>
          <chart:series chart:style-name="ch8" chart:values-cell-range-address="45_deg.F2:45_deg.F24" chart:label-cell-address="45_deg.F1:45_deg.F1" chart:class="chart:scatter">
            <chart:domain table:cell-range-address="45_deg.A2:45_deg.A24"/>
            <chart:regression-curve chart:style-name="ch9">
              <chart:equation chart:display-equation="true" chart:display-r-square="true" chart:style-name="ch10"/>
            </chart:regression-curve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 (m)</text:p>
                <draw:g>
                  <svg:desc>45_deg.F1:45_de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5_deg.A2:45_deg.A24</svg:desc>
                </draw:g>
              </table:table-cell>
              <table:table-cell office:value-type="float" office:value="0">
                <text:p>0</text:p>
                <draw:g>
                  <svg:desc>45_deg.F2:45_deg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0499217387517695">
                <text:p>0.0499217387517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6">
                <text:p>0.256</text:p>
              </table:table-cell>
              <table:table-cell office:value-type="float" office:value="0.227264119473354">
                <text:p>0.227264119473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1">
                <text:p>0.371</text:p>
              </table:table-cell>
              <table:table-cell office:value-type="float" office:value="0.477155655944681">
                <text:p>0.477155655944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">
                <text:p>0.496</text:p>
              </table:table-cell>
              <table:table-cell office:value-type="float" office:value="0.852912199467215">
                <text:p>0.852912199467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">
                <text:p>0.62</text:p>
              </table:table-cell>
              <table:table-cell office:value-type="float" office:value="1.3327548611804">
                <text:p>1.3327548611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5">
                <text:p>0.745</text:p>
              </table:table-cell>
              <table:table-cell office:value-type="float" office:value="1.92432039432107">
                <text:p>1.92432039432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">
                <text:p>0.87</text:p>
              </table:table-cell>
              <table:table-cell office:value-type="float" office:value="2.62435610769575">
                <text:p>2.62435610769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">
                <text:p>0.994</text:p>
              </table:table-cell>
              <table:table-cell office:value-type="float" office:value="3.42564951213635">
                <text:p>3.42564951213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1">
                <text:p>1.121</text:p>
              </table:table-cell>
              <table:table-cell office:value-type="float" office:value="4.35705056431527">
                <text:p>4.35705056431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6">
                <text:p>1.246</text:p>
              </table:table-cell>
              <table:table-cell office:value-type="float" office:value="5.38277966110448">
                <text:p>5.38277966110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6.5075037072598">
                <text:p>6.5075037072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4">
                <text:p>1.494</text:p>
              </table:table-cell>
              <table:table-cell office:value-type="float" office:value="7.73885945601805">
                <text:p>7.73885945601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1">
                <text:p>1.621</text:p>
              </table:table-cell>
              <table:table-cell office:value-type="float" office:value="9.11050519016372">
                <text:p>9.11050519016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4">
                <text:p>1.744</text:p>
              </table:table-cell>
              <table:table-cell office:value-type="float" office:value="10.5455076919037">
                <text:p>10.5455076919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">
                <text:p>1.87</text:p>
              </table:table-cell>
              <table:table-cell office:value-type="float" office:value="12.124335712937">
                <text:p>12.124335712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5">
                <text:p>1.995</text:p>
              </table:table-cell>
              <table:table-cell office:value-type="float" office:value="13.799471677568">
                <text:p>13.799471677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">
                <text:p>2.12</text:p>
              </table:table-cell>
              <table:table-cell office:value-type="float" office:value="15.5829364010767">
                <text:p>15.5829364010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45">
                <text:p>2.245</text:p>
              </table:table-cell>
              <table:table-cell office:value-type="float" office:value="17.4745884621069">
                <text:p>17.4745884621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">
                <text:p>2.37</text:p>
              </table:table-cell>
              <table:table-cell office:value-type="float" office:value="19.4747107033712">
                <text:p>19.47471070337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96">
                <text:p>2.496</text:p>
              </table:table-cell>
              <table:table-cell office:value-type="float" office:value="21.6005565303304">
                <text:p>21.6005565303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">
                <text:p>2.62</text:p>
              </table:table-cell>
              <table:table-cell office:value-type="float" office:value="23.8000828838893">
                <text:p>23.80008288388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46">
                <text:p>2.746</text:p>
              </table:table-cell>
              <table:table-cell office:value-type="float" office:value="26.1442832848789">
                <text:p>26.1442832848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0" style:family="chart" style:data-style-name="N2">
      <style:chart-properties loext:regression-x-name="t" loext:regression-y-name="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60deg</text:p>
        </chart:title>
        <chart:plot-area chart:style-name="ch3" table:cell-range-address="60_deg.A1:60_deg.A26 60_deg.F1:60_deg.F26" chart:data-source-has-labels="row" svg:x="1.331cm" svg:y="1.275cm" svg:width="14.349cm" svg:height="6.564cm">
          <chartooo:coordinate-region svg:x="1.952cm" svg:y="1.474cm" svg:width="13.488cm" svg:height="5.718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474cm" chart:style-name="ch7">
              <text:p>Position (m)</text:p>
            </chart:title>
            <chart:grid chart:style-name="ch6" chart:class="major"/>
          </chart:axis>
          <chart:series chart:style-name="ch8" chart:values-cell-range-address="60_deg.F2:60_deg.F26" chart:label-cell-address="60_deg.F1:60_deg.F1" chart:class="chart:scatter">
            <chart:domain table:cell-range-address="60_deg.A2:60_deg.A26"/>
            <chart:regression-curve chart:style-name="ch9">
              <chart:equation chart:display-equation="true" chart:display-r-square="true" chart:style-name="ch10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 (m)</text:p>
                <draw:g>
                  <svg:desc>60_deg.F1:60_de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0_deg.A2:60_deg.A26</svg:desc>
                </draw:g>
              </table:table-cell>
              <table:table-cell office:value-type="float" office:value="0">
                <text:p>0</text:p>
                <draw:g>
                  <svg:desc>60_deg.F2:60_deg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">
                <text:p>0.113</text:p>
              </table:table-cell>
              <table:table-cell office:value-type="float" office:value="0.0542532026704393">
                <text:p>0.0542532026704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9">
                <text:p>0.239</text:p>
              </table:table-cell>
              <table:table-cell office:value-type="float" office:value="0.242601937337687">
                <text:p>0.242601937337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4">
                <text:p>0.364</text:p>
              </table:table-cell>
              <table:table-cell office:value-type="float" office:value="0.562664180484237">
                <text:p>0.562664180484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8">
                <text:p>0.488</text:p>
              </table:table-cell>
              <table:table-cell office:value-type="float" office:value="1.01126504933178">
                <text:p>1.01126504933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">
                <text:p>0.613</text:p>
              </table:table-cell>
              <table:table-cell office:value-type="float" office:value="1.59566050587209">
                <text:p>1.59566050587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">
                <text:p>0.74</text:p>
              </table:table-cell>
              <table:table-cell office:value-type="float" office:value="2.32535195830652">
                <text:p>2.32535195830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3">
                <text:p>0.863</text:p>
              </table:table-cell>
              <table:table-cell office:value-type="float" office:value="3.16260697842777">
                <text:p>3.16260697842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">
                <text:p>0.989</text:p>
              </table:table-cell>
              <table:table-cell office:value-type="float" office:value="4.15352998063093">
                <text:p>4.15352998063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3">
                <text:p>1.113</text:p>
              </table:table-cell>
              <table:table-cell office:value-type="float" office:value="5.26036532951847">
                <text:p>5.26036532951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37">
                <text:p>1.237</text:p>
              </table:table-cell>
              <table:table-cell office:value-type="float" office:value="6.49774815224474">
                <text:p>6.49774815224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62">
                <text:p>1.362</text:p>
              </table:table-cell>
              <table:table-cell office:value-type="float" office:value="7.87723870210875">
                <text:p>7.87723870210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87">
                <text:p>1.487</text:p>
              </table:table-cell>
              <table:table-cell office:value-type="float" office:value="9.38957217342728">
                <text:p>9.38957217342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3">
                <text:p>1.613</text:p>
              </table:table-cell>
              <table:table-cell office:value-type="float" office:value="11.0481810634149">
                <text:p>11.0481810634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9">
                <text:p>1.739</text:p>
              </table:table-cell>
              <table:table-cell office:value-type="float" office:value="12.8416417205901">
                <text:p>12.8416417205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63">
                <text:p>1.863</text:p>
              </table:table-cell>
              <table:table-cell office:value-type="float" office:value="14.7383250490006">
                <text:p>14.7383250490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87">
                <text:p>1.987</text:p>
              </table:table-cell>
              <table:table-cell office:value-type="float" office:value="16.7655692477172">
                <text:p>16.7655692477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3">
                <text:p>2.113</text:p>
              </table:table-cell>
              <table:table-cell office:value-type="float" office:value="18.9592443098347">
                <text:p>18.9592443098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8">
                <text:p>2.238</text:p>
              </table:table-cell>
              <table:table-cell office:value-type="float" office:value="21.2687817199293">
                <text:p>21.2687817199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3">
                <text:p>2.363</text:p>
              </table:table-cell>
              <table:table-cell office:value-type="float" office:value="23.710975448935">
                <text:p>23.7109754489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88">
                <text:p>2.488</text:p>
              </table:table-cell>
              <table:table-cell office:value-type="float" office:value="26.2858254968338">
                <text:p>26.2858254968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13">
                <text:p>2.613</text:p>
              </table:table-cell>
              <table:table-cell office:value-type="float" office:value="28.9934684661908">
                <text:p>28.9934684661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38">
                <text:p>2.738</text:p>
              </table:table-cell>
              <table:table-cell office:value-type="float" office:value="31.8338177543945">
                <text:p>31.8338177543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62">
                <text:p>2.862</text:p>
              </table:table-cell>
              <table:table-cell office:value-type="float" office:value="34.7824502255088">
                <text:p>34.7824502255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89">
                <text:p>2.989</text:p>
              </table:table-cell>
              <table:table-cell office:value-type="float" office:value="37.9378878464524">
                <text:p>37.93788784645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0" style:family="chart" style:data-style-name="N2">
      <style:chart-properties loext:regression-x-name="t" loext:regression-y-name="v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30deg velocity v/s time</text:p>
        </chart:title>
        <chart:plot-area chart:style-name="ch3" table:cell-range-address="30_deg.A1:30_deg.A27 30_deg.G1:30_deg.G27" chart:data-source-has-labels="row" svg:x="1.331cm" svg:y="1.275cm" svg:width="14.349cm" svg:height="6.564cm">
          <chartooo:coordinate-region svg:x="1.767cm" svg:y="1.474cm" svg:width="13.488cm" svg:height="5.718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Velocity (m/s)</text:p>
            </chart:title>
            <chart:grid chart:style-name="ch6" chart:class="major"/>
          </chart:axis>
          <chart:series chart:style-name="ch8" chart:values-cell-range-address="30_deg.G2:30_deg.G27" chart:label-cell-address="30_deg.G1:30_deg.G1" chart:class="chart:scatter">
            <chart:domain table:cell-range-address="30_deg.A2:30_deg.A27"/>
            <chart:regression-curve chart:style-name="ch9">
              <chart:equation chart:display-equation="true" chart:display-r-square="true" chart:style-name="ch10"/>
            </chart:regression-curve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tot (m/s)</text:p>
                <draw:g>
                  <svg:desc>30_deg.G1:30_de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30_deg.A2:30_deg.A27</svg:desc>
                </draw:g>
              </table:table-cell>
              <table:table-cell office:value-type="float" office:value="0">
                <text:p>0</text:p>
                <draw:g>
                  <svg:desc>30_deg.G2:30_deg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5394">
                <text:p>0.5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6">
                <text:p>0.236</text:p>
              </table:table-cell>
              <table:table-cell office:value-type="float" office:value="1.1572">
                <text:p>1.1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9">
                <text:p>0.359</text:p>
              </table:table-cell>
              <table:table-cell office:value-type="float" office:value="1.7603">
                <text:p>1.7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5">
                <text:p>0.485</text:p>
              </table:table-cell>
              <table:table-cell office:value-type="float" office:value="2.3781">
                <text:p>2.3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1">
                <text:p>0.611</text:p>
              </table:table-cell>
              <table:table-cell office:value-type="float" office:value="2.9959">
                <text:p>2.9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5">
                <text:p>0.735</text:p>
              </table:table-cell>
              <table:table-cell office:value-type="float" office:value="3.6039">
                <text:p>3.6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">
                <text:p>0.86</text:p>
              </table:table-cell>
              <table:table-cell office:value-type="float" office:value="4.2169">
                <text:p>4.2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5">
                <text:p>0.985</text:p>
              </table:table-cell>
              <table:table-cell office:value-type="float" office:value="4.8298">
                <text:p>4.8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">
                <text:p>1.11</text:p>
              </table:table-cell>
              <table:table-cell office:value-type="float" office:value="5.4427">
                <text:p>5.4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36">
                <text:p>1.236</text:p>
              </table:table-cell>
              <table:table-cell office:value-type="float" office:value="6.0605">
                <text:p>6.0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9">
                <text:p>1.359</text:p>
              </table:table-cell>
              <table:table-cell office:value-type="float" office:value="6.6636">
                <text:p>6.6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85">
                <text:p>1.485</text:p>
              </table:table-cell>
              <table:table-cell office:value-type="float" office:value="7.2814">
                <text:p>7.2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2">
                <text:p>1.612</text:p>
              </table:table-cell>
              <table:table-cell office:value-type="float" office:value="7.9042">
                <text:p>7.9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5">
                <text:p>1.735</text:p>
              </table:table-cell>
              <table:table-cell office:value-type="float" office:value="8.5073">
                <text:p>8.5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61">
                <text:p>1.861</text:p>
              </table:table-cell>
              <table:table-cell office:value-type="float" office:value="9.1251">
                <text:p>9.12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86">
                <text:p>1.986</text:p>
              </table:table-cell>
              <table:table-cell office:value-type="float" office:value="9.738">
                <text:p>9.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1">
                <text:p>2.111</text:p>
              </table:table-cell>
              <table:table-cell office:value-type="float" office:value="10.3509">
                <text:p>10.3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5">
                <text:p>2.235</text:p>
              </table:table-cell>
              <table:table-cell office:value-type="float" office:value="10.9589">
                <text:p>10.9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">
                <text:p>2.36</text:p>
              </table:table-cell>
              <table:table-cell office:value-type="float" office:value="11.5718">
                <text:p>11.5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85">
                <text:p>2.485</text:p>
              </table:table-cell>
              <table:table-cell office:value-type="float" office:value="12.1848">
                <text:p>12.1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1">
                <text:p>2.61</text:p>
              </table:table-cell>
              <table:table-cell office:value-type="float" office:value="12.7977">
                <text:p>12.79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36">
                <text:p>2.736</text:p>
              </table:table-cell>
              <table:table-cell office:value-type="float" office:value="13.4155">
                <text:p>13.4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59">
                <text:p>2.859</text:p>
              </table:table-cell>
              <table:table-cell office:value-type="float" office:value="14.0186">
                <text:p>14.0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86">
                <text:p>2.986</text:p>
              </table:table-cell>
              <table:table-cell office:value-type="float" office:value="14.6413">
                <text:p>14.6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09">
                <text:p>3.109</text:p>
              </table:table-cell>
              <table:table-cell office:value-type="float" office:value="15.2444">
                <text:p>15.2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0" style:family="chart" style:data-style-name="N2">
      <style:chart-properties loext:regression-x-name="t" loext:regression-y-name="v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45deg velocity v/s time</text:p>
        </chart:title>
        <chart:plot-area chart:style-name="ch3" table:cell-range-address="45_deg.A1:45_deg.A24 45_deg.G1:45_deg.G24" chart:data-source-has-labels="row" svg:x="1.331cm" svg:y="1.275cm" svg:width="14.349cm" svg:height="6.564cm">
          <chartooo:coordinate-region svg:x="1.767cm" svg:y="1.474cm" svg:width="13.634cm" svg:height="5.718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Velocity (m/s)</text:p>
            </chart:title>
            <chart:grid chart:style-name="ch6" chart:class="major"/>
          </chart:axis>
          <chart:series chart:style-name="ch8" chart:values-cell-range-address="45_deg.G2:45_deg.G24" chart:label-cell-address="45_deg.G1:45_deg.G1" chart:class="chart:scatter">
            <chart:domain table:cell-range-address="45_deg.A2:45_deg.A24"/>
            <chart:regression-curve chart:style-name="ch9">
              <chart:equation chart:display-equation="true" chart:display-r-square="true" chart:style-name="ch10"/>
            </chart:regression-curve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tot (m/s)</text:p>
                <draw:g>
                  <svg:desc>45_deg.G1:45_de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5_deg.A2:45_deg.A24</svg:desc>
                </draw:g>
              </table:table-cell>
              <table:table-cell office:value-type="float" office:value="0">
                <text:p>0</text:p>
                <draw:g>
                  <svg:desc>45_deg.G2:45_deg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.8321">
                <text:p>0.8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6">
                <text:p>0.256</text:p>
              </table:table-cell>
              <table:table-cell office:value-type="float" office:value="1.7752">
                <text:p>1.7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1">
                <text:p>0.371</text:p>
              </table:table-cell>
              <table:table-cell office:value-type="float" office:value="2.5726">
                <text:p>2.5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6">
                <text:p>0.496</text:p>
              </table:table-cell>
              <table:table-cell office:value-type="float" office:value="3.4394">
                <text:p>3.4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">
                <text:p>0.62</text:p>
              </table:table-cell>
              <table:table-cell office:value-type="float" office:value="4.2993">
                <text:p>4.2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5">
                <text:p>0.745</text:p>
              </table:table-cell>
              <table:table-cell office:value-type="float" office:value="5.1661">
                <text:p>5.1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">
                <text:p>0.87</text:p>
              </table:table-cell>
              <table:table-cell office:value-type="float" office:value="6.0329">
                <text:p>6.0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">
                <text:p>0.994</text:p>
              </table:table-cell>
              <table:table-cell office:value-type="float" office:value="6.8927">
                <text:p>6.8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1">
                <text:p>1.121</text:p>
              </table:table-cell>
              <table:table-cell office:value-type="float" office:value="7.7734">
                <text:p>7.7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6">
                <text:p>1.246</text:p>
              </table:table-cell>
              <table:table-cell office:value-type="float" office:value="8.6402">
                <text:p>8.64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9.5001">
                <text:p>9.5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4">
                <text:p>1.494</text:p>
              </table:table-cell>
              <table:table-cell office:value-type="float" office:value="10.3599">
                <text:p>10.3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1">
                <text:p>1.621</text:p>
              </table:table-cell>
              <table:table-cell office:value-type="float" office:value="11.2406">
                <text:p>11.2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4">
                <text:p>1.744</text:p>
              </table:table-cell>
              <table:table-cell office:value-type="float" office:value="12.0935">
                <text:p>12.09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">
                <text:p>1.87</text:p>
              </table:table-cell>
              <table:table-cell office:value-type="float" office:value="12.9672">
                <text:p>12.9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5">
                <text:p>1.995</text:p>
              </table:table-cell>
              <table:table-cell office:value-type="float" office:value="13.834">
                <text:p>13.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">
                <text:p>2.12</text:p>
              </table:table-cell>
              <table:table-cell office:value-type="float" office:value="14.7008">
                <text:p>14.7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45">
                <text:p>2.245</text:p>
              </table:table-cell>
              <table:table-cell office:value-type="float" office:value="15.5676">
                <text:p>15.5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">
                <text:p>2.37</text:p>
              </table:table-cell>
              <table:table-cell office:value-type="float" office:value="16.4344">
                <text:p>16.4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96">
                <text:p>2.496</text:p>
              </table:table-cell>
              <table:table-cell office:value-type="float" office:value="17.3081">
                <text:p>17.3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">
                <text:p>2.62</text:p>
              </table:table-cell>
              <table:table-cell office:value-type="float" office:value="18.168">
                <text:p>18.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46">
                <text:p>2.746</text:p>
              </table:table-cell>
              <table:table-cell office:value-type="float" office:value="19.0417">
                <text:p>19.04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004586"/>
    </style:style>
    <style:style style:name="ch10" style:family="chart" style:data-style-name="N2">
      <style:chart-properties loext:regression-x-name="t" loext:regression-y-name="v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60deg velocity v/s time</text:p>
        </chart:title>
        <chart:plot-area chart:style-name="ch3" table:cell-range-address="60_deg.A1:60_deg.A26 60_deg.G1:60_deg.G26" chart:data-source-has-labels="row" svg:x="1.331cm" svg:y="1.275cm" svg:width="14.349cm" svg:height="6.564cm">
          <chartooo:coordinate-region svg:x="1.952cm" svg:y="1.474cm" svg:width="13.488cm" svg:height="5.718cm"/>
          <chart:axis chart:dimension="x" chart:name="primary-x" chart:style-name="ch4">
            <chart:title svg:x="7.866cm" svg:y="8.019cm" chart:style-name="ch5">
              <text:p>Time (s)</text:p>
            </chart:title>
            <chart:grid chart:style-name="ch6" chart:class="major"/>
          </chart:axis>
          <chart:axis chart:dimension="y" chart:name="primary-y" chart:style-name="ch4">
            <chart:title svg:x="0.451cm" svg:y="5.58cm" chart:style-name="ch7">
              <text:p>Velocity (m/s)</text:p>
            </chart:title>
            <chart:grid chart:style-name="ch6" chart:class="major"/>
          </chart:axis>
          <chart:series chart:style-name="ch8" chart:values-cell-range-address="60_deg.G2:60_deg.G26" chart:label-cell-address="60_deg.G1:60_deg.G1" chart:class="chart:scatter">
            <chart:domain table:cell-range-address="60_deg.A2:60_deg.A26"/>
            <chart:regression-curve chart:style-name="ch9">
              <chart:equation chart:display-equation="true" chart:display-r-square="true" chart:style-name="ch10"/>
            </chart:regression-curve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tot (m/s)</text:p>
                <draw:g>
                  <svg:desc>60_deg.G1:60_de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0_deg.A2:60_deg.A26</svg:desc>
                </draw:g>
              </table:table-cell>
              <table:table-cell office:value-type="float" office:value="0">
                <text:p>0</text:p>
                <draw:g>
                  <svg:desc>60_deg.G2:60_deg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">
                <text:p>0.113</text:p>
              </table:table-cell>
              <table:table-cell office:value-type="float" office:value="0.9597">
                <text:p>0.9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9">
                <text:p>0.239</text:p>
              </table:table-cell>
              <table:table-cell office:value-type="float" office:value="2.0298">
                <text:p>2.0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4">
                <text:p>0.364</text:p>
              </table:table-cell>
              <table:table-cell office:value-type="float" office:value="3.0914">
                <text:p>3.0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8">
                <text:p>0.488</text:p>
              </table:table-cell>
              <table:table-cell office:value-type="float" office:value="4.1445">
                <text:p>4.1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">
                <text:p>0.613</text:p>
              </table:table-cell>
              <table:table-cell office:value-type="float" office:value="5.2061">
                <text:p>5.2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">
                <text:p>0.74</text:p>
              </table:table-cell>
              <table:table-cell office:value-type="float" office:value="6.2847">
                <text:p>6.2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3">
                <text:p>0.863</text:p>
              </table:table-cell>
              <table:table-cell office:value-type="float" office:value="7.3293">
                <text:p>7.3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9">
                <text:p>0.989</text:p>
              </table:table-cell>
              <table:table-cell office:value-type="float" office:value="8.3994">
                <text:p>8.3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13">
                <text:p>1.113</text:p>
              </table:table-cell>
              <table:table-cell office:value-type="float" office:value="9.4525">
                <text:p>9.4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37">
                <text:p>1.237</text:p>
              </table:table-cell>
              <table:table-cell office:value-type="float" office:value="10.5056">
                <text:p>10.5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62">
                <text:p>1.362</text:p>
              </table:table-cell>
              <table:table-cell office:value-type="float" office:value="11.5672">
                <text:p>11.5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87">
                <text:p>1.487</text:p>
              </table:table-cell>
              <table:table-cell office:value-type="float" office:value="12.6288">
                <text:p>12.6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13">
                <text:p>1.613</text:p>
              </table:table-cell>
              <table:table-cell office:value-type="float" office:value="13.6989">
                <text:p>13.6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9">
                <text:p>1.739</text:p>
              </table:table-cell>
              <table:table-cell office:value-type="float" office:value="14.769">
                <text:p>14.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63">
                <text:p>1.863</text:p>
              </table:table-cell>
              <table:table-cell office:value-type="float" office:value="15.8221">
                <text:p>15.8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87">
                <text:p>1.987</text:p>
              </table:table-cell>
              <table:table-cell office:value-type="float" office:value="16.8752">
                <text:p>16.8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3">
                <text:p>2.113</text:p>
              </table:table-cell>
              <table:table-cell office:value-type="float" office:value="17.9453">
                <text:p>17.9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38">
                <text:p>2.238</text:p>
              </table:table-cell>
              <table:table-cell office:value-type="float" office:value="19.0069">
                <text:p>19.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3">
                <text:p>2.363</text:p>
              </table:table-cell>
              <table:table-cell office:value-type="float" office:value="20.0685">
                <text:p>20.0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88">
                <text:p>2.488</text:p>
              </table:table-cell>
              <table:table-cell office:value-type="float" office:value="21.1301">
                <text:p>21.1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13">
                <text:p>2.613</text:p>
              </table:table-cell>
              <table:table-cell office:value-type="float" office:value="22.1917">
                <text:p>22.1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38">
                <text:p>2.738</text:p>
              </table:table-cell>
              <table:table-cell office:value-type="float" office:value="23.2533">
                <text:p>23.2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62">
                <text:p>2.862</text:p>
              </table:table-cell>
              <table:table-cell office:value-type="float" office:value="24.3064">
                <text:p>24.3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89">
                <text:p>2.989</text:p>
              </table:table-cell>
              <table:table-cell office:value-type="float" office:value="25.385">
                <text:p>25.3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